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599d" fo:font-size="16pt" fo:font-weight="bold" officeooo:rsid="001e6e9a" officeooo:paragraph-rsid="001e6e9a"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599d" fo:font-size="14pt" fo:font-weight="bold" officeooo:rsid="001e6e9a" officeooo:paragraph-rsid="001e6e9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00599d" fo:font-size="14pt" fo:font-weight="bold" officeooo:rsid="001e6e9a" officeooo:paragraph-rsid="002ff3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00599d" fo:font-size="14pt" fo:font-weight="bold" officeooo:rsid="001f918c" officeooo:paragraph-rsid="001f918c"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00599d" fo:font-size="14pt" fo:font-weight="bold" officeooo:rsid="001f918c" officeooo:paragraph-rsid="002128fa"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00599d" fo:font-size="14pt" fo:font-weight="bold" officeooo:rsid="001f918c" officeooo:paragraph-rsid="00227330"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00599d" fo:font-size="14pt" fo:font-weight="bold" officeooo:rsid="001f918c" officeooo:paragraph-rsid="00241483"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00599d" fo:font-size="14pt" fo:font-weight="bold" officeooo:rsid="001f918c" officeooo:paragraph-rsid="00251939"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00599d" fo:font-size="14pt" fo:font-weight="bold" officeooo:rsid="001f918c" officeooo:paragraph-rsid="0026693c"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00599d" fo:font-size="14pt" fo:font-weight="bold" officeooo:rsid="001f918c" officeooo:paragraph-rsid="00273120"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color="#00599d" fo:font-size="14pt" fo:font-weight="bold" officeooo:rsid="001f918c" officeooo:paragraph-rsid="0027cbd2"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00599d" fo:font-size="14pt" fo:font-weight="bold" officeooo:rsid="001f918c" officeooo:paragraph-rsid="00294d4f"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color="#00599d" fo:font-size="14pt" fo:font-weight="bold" officeooo:rsid="001f918c" officeooo:paragraph-rsid="002ae4fe"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color="#00599d" fo:font-size="14pt" fo:font-weight="bold" officeooo:rsid="001f918c" officeooo:paragraph-rsid="002c3556"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00599d" fo:font-size="14pt" fo:font-weight="bold" officeooo:rsid="001f918c" officeooo:paragraph-rsid="002dbd4e"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00599d" fo:font-size="14pt" fo:font-weight="bold" officeooo:rsid="001f918c" officeooo:paragraph-rsid="002f2ea9"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00599d" fo:font-size="14pt" fo:font-weight="bold" officeooo:rsid="001f918c" officeooo:paragraph-rsid="002ff3ff"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00599d" fo:font-size="14pt" fo:font-weight="bold" officeooo:rsid="001f918c" officeooo:paragraph-rsid="0030f5a4"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00599d" fo:font-size="14pt" fo:font-weight="bold" officeooo:rsid="001f918c" officeooo:paragraph-rsid="0031fdec"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color="#00599d" fo:font-size="14pt" fo:font-weight="bold" officeooo:rsid="001f918c" officeooo:paragraph-rsid="0032d2e1"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color="#00599d" fo:font-size="14pt" fo:font-weight="bold" officeooo:rsid="00241483" officeooo:paragraph-rsid="00241483"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color="#00599d" fo:font-size="14pt" fo:font-weight="bold" officeooo:rsid="00241483" officeooo:paragraph-rsid="002ff3ff"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1f918c"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41483"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dbd4e"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f2ea9"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2ff3ff"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color="#00599d" fo:font-size="14pt" style:text-underline-style="solid" style:text-underline-width="auto" style:text-underline-color="font-color" fo:font-weight="bold" officeooo:rsid="001f918c" officeooo:paragraph-rsid="0030f5a4"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color="#00599d" fo:font-size="14pt" style:text-underline-style="none" fo:font-weight="bold" officeooo:rsid="001f918c" officeooo:paragraph-rsid="00241483"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color="#00599d" fo:font-size="14pt" style:text-underline-style="none" fo:font-weight="bold" officeooo:rsid="001f918c" officeooo:paragraph-rsid="00251939" style:font-size-asian="12.25pt" style:font-weight-asian="bold" style:font-size-complex="14pt" style:font-weight-complex="bold"/>
    </style:style>
    <style:style style:name="P31" style:family="paragraph" style:parent-style-name="Standard">
      <style:paragraph-properties fo:text-align="start" style:justify-single-word="false"/>
      <style:text-properties fo:color="#00599d" fo:font-size="14pt" style:text-underline-style="none" fo:font-weight="bold" officeooo:rsid="001f918c" officeooo:paragraph-rsid="0026693c"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color="#00599d" fo:font-size="14pt" style:text-underline-style="none" fo:font-weight="bold" officeooo:rsid="001f918c" officeooo:paragraph-rsid="00273120"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color="#00599d" fo:font-size="14pt" style:text-underline-style="none" fo:font-weight="bold" officeooo:rsid="001f918c" officeooo:paragraph-rsid="00294d4f"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color="#00599d" fo:font-size="14pt" style:text-underline-style="none" fo:font-weight="bold" officeooo:rsid="00294d4f" officeooo:paragraph-rsid="00294d4f" style:font-size-asian="12.25pt" style:font-weight-asian="bold" style:font-size-complex="14pt" style:font-weight-complex="bold"/>
    </style:style>
    <style:style style:name="P35" style:family="paragraph" style:parent-style-name="Standard">
      <style:paragraph-properties fo:text-align="start" style:justify-single-word="false"/>
      <style:text-properties officeooo:paragraph-rsid="001f918c"/>
    </style:style>
    <style:style style:name="P36" style:family="paragraph" style:parent-style-name="Standard">
      <style:paragraph-properties fo:text-align="start" style:justify-single-word="false"/>
      <style:text-properties officeooo:paragraph-rsid="002128fa"/>
    </style:style>
    <style:style style:name="P37" style:family="paragraph" style:parent-style-name="Standard">
      <style:paragraph-properties fo:text-align="start" style:justify-single-word="false"/>
      <style:text-properties officeooo:paragraph-rsid="00227330"/>
    </style:style>
    <style:style style:name="P38" style:family="paragraph" style:parent-style-name="Standard">
      <style:paragraph-properties fo:text-align="start" style:justify-single-word="false"/>
      <style:text-properties officeooo:paragraph-rsid="00241483"/>
    </style:style>
    <style:style style:name="P39" style:family="paragraph" style:parent-style-name="Standard">
      <style:paragraph-properties fo:text-align="start" style:justify-single-word="false"/>
      <style:text-properties officeooo:paragraph-rsid="00251939"/>
    </style:style>
    <style:style style:name="P40" style:family="paragraph" style:parent-style-name="Standard">
      <style:paragraph-properties fo:text-align="start" style:justify-single-word="false"/>
      <style:text-properties officeooo:paragraph-rsid="0026693c"/>
    </style:style>
    <style:style style:name="P41" style:family="paragraph" style:parent-style-name="Standard">
      <style:paragraph-properties fo:text-align="start" style:justify-single-word="false"/>
      <style:text-properties officeooo:paragraph-rsid="00273120"/>
    </style:style>
    <style:style style:name="P42" style:family="paragraph" style:parent-style-name="Standard">
      <style:paragraph-properties fo:text-align="start" style:justify-single-word="false"/>
      <style:text-properties officeooo:paragraph-rsid="0027cbd2"/>
    </style:style>
    <style:style style:name="P43" style:family="paragraph" style:parent-style-name="Standard">
      <style:paragraph-properties fo:text-align="start" style:justify-single-word="false"/>
      <style:text-properties officeooo:paragraph-rsid="00294d4f"/>
    </style:style>
    <style:style style:name="P44" style:family="paragraph" style:parent-style-name="Standard">
      <style:paragraph-properties fo:text-align="start" style:justify-single-word="false"/>
      <style:text-properties officeooo:paragraph-rsid="002ae4fe"/>
    </style:style>
    <style:style style:name="P45" style:family="paragraph" style:parent-style-name="Standard">
      <style:paragraph-properties fo:text-align="start" style:justify-single-word="false"/>
      <style:text-properties officeooo:paragraph-rsid="002c3556"/>
    </style:style>
    <style:style style:name="P46" style:family="paragraph" style:parent-style-name="Standard">
      <style:paragraph-properties fo:text-align="start" style:justify-single-word="false"/>
      <style:text-properties officeooo:paragraph-rsid="002dbd4e"/>
    </style:style>
    <style:style style:name="P47" style:family="paragraph" style:parent-style-name="Standard">
      <style:paragraph-properties fo:text-align="start" style:justify-single-word="false"/>
      <style:text-properties officeooo:paragraph-rsid="002f2ea9"/>
    </style:style>
    <style:style style:name="P48" style:family="paragraph" style:parent-style-name="Standard">
      <style:paragraph-properties fo:text-align="start" style:justify-single-word="false"/>
      <style:text-properties officeooo:paragraph-rsid="002ff3ff"/>
    </style:style>
    <style:style style:name="P49" style:family="paragraph" style:parent-style-name="Standard">
      <style:paragraph-properties fo:text-align="start" style:justify-single-word="false"/>
      <style:text-properties officeooo:paragraph-rsid="0030f5a4"/>
    </style:style>
    <style:style style:name="P50" style:family="paragraph" style:parent-style-name="Standard">
      <style:paragraph-properties fo:text-align="start" style:justify-single-word="false"/>
      <style:text-properties officeooo:paragraph-rsid="00344eb6"/>
    </style:style>
    <style:style style:name="P51" style:family="paragraph" style:parent-style-name="Standard">
      <style:paragraph-properties fo:text-align="start" style:justify-single-word="false"/>
      <style:text-properties fo:font-weight="bold" officeooo:paragraph-rsid="002128fa"/>
    </style:style>
    <style:style style:name="P52" style:family="paragraph" style:parent-style-name="Standard">
      <style:paragraph-properties fo:text-align="start" style:justify-single-word="false"/>
      <style:text-properties fo:font-weight="bold" officeooo:paragraph-rsid="00227330"/>
    </style:style>
    <style:style style:name="P53" style:family="paragraph" style:parent-style-name="Standard">
      <style:paragraph-properties fo:text-align="start" style:justify-single-word="false"/>
      <style:text-properties fo:font-weight="bold" officeooo:paragraph-rsid="00241483"/>
    </style:style>
    <style:style style:name="P54" style:family="paragraph" style:parent-style-name="Standard">
      <style:paragraph-properties fo:text-align="start" style:justify-single-word="false"/>
      <style:text-properties fo:font-weight="bold" officeooo:paragraph-rsid="00251939"/>
    </style:style>
    <style:style style:name="P55" style:family="paragraph" style:parent-style-name="Standard">
      <style:paragraph-properties fo:text-align="start" style:justify-single-word="false"/>
      <style:text-properties fo:font-weight="bold" officeooo:paragraph-rsid="0026693c"/>
    </style:style>
    <style:style style:name="P56" style:family="paragraph" style:parent-style-name="Standard">
      <style:paragraph-properties fo:text-align="start" style:justify-single-word="false"/>
      <style:text-properties fo:font-weight="bold" officeooo:paragraph-rsid="00273120"/>
    </style:style>
    <style:style style:name="T1" style:family="text">
      <style:text-properties officeooo:rsid="001e6e9a"/>
    </style:style>
    <style:style style:name="T2" style:family="text">
      <style:text-properties fo:font-weight="normal" style:font-weight-asian="normal" style:font-weight-complex="normal"/>
    </style:style>
    <style:style style:name="T3" style:family="text">
      <style:text-properties fo:color="#00599d" fo:font-size="14pt" fo:font-weight="bold" officeooo:rsid="001e6e9a" style:font-size-asian="12.25pt" style:font-weight-asian="bold" style:font-size-complex="14pt" style:font-weight-complex="bold"/>
    </style:style>
    <style:style style:name="T4" style:family="text">
      <style:text-properties fo:color="#00599d" fo:font-size="14pt" fo:font-weight="bold" officeooo:rsid="002128fa" style:font-size-asian="12.25pt" style:font-weight-asian="bold" style:font-size-complex="14pt" style:font-weight-complex="bold"/>
    </style:style>
    <style:style style:name="T5" style:family="text">
      <style:text-properties fo:color="#00599d" fo:font-size="14pt" fo:font-weight="bold" officeooo:rsid="00273120" style:font-size-asian="12.25pt" style:font-weight-asian="bold" style:font-size-complex="14pt" style:font-weight-complex="bold"/>
    </style:style>
    <style:style style:name="T6" style:family="text">
      <style:text-properties fo:color="#00599d" fo:font-size="14pt" officeooo:rsid="001e6e9a" style:font-size-asian="12.25pt" style:font-weight-asian="bold" style:font-size-complex="14pt" style:font-weight-complex="bold"/>
    </style:style>
    <style:style style:name="T7" style:family="text">
      <style:text-properties fo:color="#00599d" fo:font-size="14pt" officeooo:rsid="00227330" style:font-size-asian="12.25pt" style:font-weight-asian="bold" style:font-size-complex="14pt" style:font-weight-complex="bold"/>
    </style:style>
    <style:style style:name="T8" style:family="text">
      <style:text-properties fo:color="#00599d" fo:font-size="14pt" officeooo:rsid="00241483" style:font-size-asian="12.25pt" style:font-weight-asian="bold" style:font-size-complex="14pt" style:font-weight-complex="bold"/>
    </style:style>
    <style:style style:name="T9" style:family="text">
      <style:text-properties fo:color="#00599d" fo:font-size="14pt" officeooo:rsid="00273120" style:font-size-asian="12.25pt" style:font-weight-asian="bold" style:font-size-complex="14pt" style:font-weight-complex="bold"/>
    </style:style>
    <style:style style:name="T10" style:family="text">
      <style:text-properties fo:color="#00599d" fo:font-size="14pt" style:text-underline-style="none" fo:font-weight="bold" officeooo:rsid="001e6e9a" style:font-size-asian="12.25pt" style:font-weight-asian="bold" style:font-size-complex="14pt" style:font-weight-complex="bold"/>
    </style:style>
    <style:style style:name="T11" style:family="text">
      <style:text-properties fo:color="#00599d" fo:font-size="14pt" style:text-underline-style="none" fo:font-weight="bold" officeooo:rsid="00273120" style:font-size-asian="12.25pt" style:font-weight-asian="bold" style:font-size-complex="14pt" style:font-weight-complex="bold"/>
    </style:style>
    <style:style style:name="T12" style:family="text">
      <style:text-properties fo:color="#00599d" fo:font-size="14pt" style:text-underline-style="none" fo:font-weight="bold" officeooo:rsid="00294d4f" style:font-size-asian="12.25pt" style:font-weight-asian="bold" style:font-size-complex="14pt" style:font-weight-complex="bold"/>
    </style:style>
    <style:style style:name="T13" style:family="text">
      <style:text-properties fo:color="#00599d" fo:font-size="14pt" style:text-underline-style="none" fo:font-weight="bold" officeooo:rsid="002ae4fe" style:font-size-asian="12.25pt" style:font-weight-asian="bold" style:font-size-complex="14pt" style:font-weight-complex="bold"/>
    </style:style>
    <style:style style:name="T14" style:family="text">
      <style:text-properties fo:color="#00599d" fo:font-size="14pt" style:text-underline-style="none" fo:font-weight="bold" officeooo:rsid="002c3556" style:font-size-asian="12.25pt" style:font-weight-asian="bold" style:font-size-complex="14pt" style:font-weight-complex="bold"/>
    </style:style>
    <style:style style:name="T15" style:family="text">
      <style:text-properties fo:color="#00599d" fo:font-size="14pt" style:text-underline-style="none" fo:font-weight="bold" officeooo:rsid="002dbd4e" style:font-size-asian="12.25pt" style:font-weight-asian="bold" style:font-size-complex="14pt" style:font-weight-complex="bold"/>
    </style:style>
    <style:style style:name="T16" style:family="text">
      <style:text-properties fo:color="#00599d" fo:font-size="14pt" style:text-underline-style="none" fo:font-weight="bold" officeooo:rsid="002f2ea9" style:font-size-asian="12.25pt" style:font-weight-asian="bold" style:font-size-complex="14pt" style:font-weight-complex="bold"/>
    </style:style>
    <style:style style:name="T17" style:family="text">
      <style:text-properties fo:color="#00599d" fo:font-size="14pt" style:text-underline-style="none" fo:font-weight="bold" officeooo:rsid="002ff3ff" style:font-size-asian="12.25pt" style:font-weight-asian="bold" style:font-size-complex="14pt" style:font-weight-complex="bold"/>
    </style:style>
    <style:style style:name="T18" style:family="text">
      <style:text-properties fo:color="#00599d" fo:font-size="14pt" style:text-underline-style="none" fo:font-weight="bold" officeooo:rsid="0039430c" style:font-size-asian="12.25pt" style:font-weight-asian="bold" style:font-size-complex="14pt" style:font-weight-complex="bold"/>
    </style:style>
    <style:style style:name="T19" style:family="text">
      <style:text-properties fo:color="#00599d" fo:font-size="14pt" style:text-underline-style="none" officeooo:rsid="001e6e9a" style:font-size-asian="12.25pt" style:font-weight-asian="bold" style:font-size-complex="14pt" style:font-weight-complex="bold"/>
    </style:style>
    <style:style style:name="T20" style:family="text">
      <style:text-properties fo:color="#00599d" fo:font-size="14pt" style:text-underline-style="none" officeooo:rsid="0026693c" style:font-size-asian="12.25pt" style:font-weight-asian="bold" style:font-size-complex="14pt" style:font-weight-complex="bold"/>
    </style:style>
    <style:style style:name="T21" style:family="text">
      <style:text-properties fo:color="#00599d" fo:font-size="14pt" style:text-underline-style="none" officeooo:rsid="00273120" style:font-size-asian="12.25pt" style:font-weight-asian="bold" style:font-size-complex="14pt" style:font-weight-complex="bold"/>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f918c" style:font-weight-asian="normal" style:font-weight-complex="normal"/>
    </style:style>
    <style:style style:name="T24" style:family="text">
      <style:text-properties fo:color="#000000" fo:font-weight="normal" officeooo:rsid="002128fa" style:font-weight-asian="normal" style:font-weight-complex="normal"/>
    </style:style>
    <style:style style:name="T25" style:family="text">
      <style:text-properties fo:color="#000000" fo:font-weight="normal" officeooo:rsid="001e6e9a" style:font-weight-asian="normal" style:font-weight-complex="normal"/>
    </style:style>
    <style:style style:name="T26" style:family="text">
      <style:text-properties fo:color="#000000" fo:font-weight="normal" officeooo:rsid="00227330" style:font-weight-asian="normal" style:font-weight-complex="normal"/>
    </style:style>
    <style:style style:name="T27" style:family="text">
      <style:text-properties fo:color="#000000" fo:font-weight="normal" officeooo:rsid="00241483" style:font-weight-asian="normal" style:font-weight-complex="normal"/>
    </style:style>
    <style:style style:name="T28" style:family="text">
      <style:text-properties fo:color="#000000" fo:font-weight="normal" officeooo:rsid="00251939" style:font-weight-asian="normal" style:font-weight-complex="normal"/>
    </style:style>
    <style:style style:name="T29" style:family="text">
      <style:text-properties fo:color="#000000" fo:font-weight="normal" officeooo:rsid="0026693c" style:font-weight-asian="normal" style:font-weight-complex="normal"/>
    </style:style>
    <style:style style:name="T30" style:family="text">
      <style:text-properties fo:color="#000000" fo:font-weight="normal" officeooo:rsid="00273120" style:font-weight-asian="normal" style:font-weight-complex="normal"/>
    </style:style>
    <style:style style:name="T31" style:family="text">
      <style:text-properties fo:color="#000000" fo:font-weight="normal" officeooo:rsid="0027cbd2" style:font-weight-asian="normal" style:font-weight-complex="normal"/>
    </style:style>
    <style:style style:name="T32" style:family="text">
      <style:text-properties fo:color="#000000" fo:font-weight="normal" officeooo:rsid="00294d4f" style:font-weight-asian="normal" style:font-weight-complex="normal"/>
    </style:style>
    <style:style style:name="T33" style:family="text">
      <style:text-properties fo:color="#000000" fo:font-weight="normal" officeooo:rsid="002ae4fe" style:font-weight-asian="normal" style:font-weight-complex="normal"/>
    </style:style>
    <style:style style:name="T34" style:family="text">
      <style:text-properties fo:color="#000000" fo:font-weight="normal" officeooo:rsid="002dbd4e" style:font-weight-asian="normal" style:font-weight-complex="normal"/>
    </style:style>
    <style:style style:name="T35" style:family="text">
      <style:text-properties fo:color="#000000" fo:font-weight="normal" officeooo:rsid="002f2ea9" style:font-weight-asian="normal" style:font-weight-complex="normal"/>
    </style:style>
    <style:style style:name="T36" style:family="text">
      <style:text-properties fo:color="#000000" fo:font-weight="normal" officeooo:rsid="002ff3ff" style:font-weight-asian="normal" style:font-weight-complex="normal"/>
    </style:style>
    <style:style style:name="T37" style:family="text">
      <style:text-properties fo:color="#000000" fo:font-weight="normal" officeooo:rsid="0030f5a4" style:font-weight-asian="normal" style:font-weight-complex="normal"/>
    </style:style>
    <style:style style:name="T38" style:family="text">
      <style:text-properties fo:color="#000000" fo:font-weight="normal" officeooo:rsid="0031fdec" style:font-weight-asian="normal" style:font-weight-complex="normal"/>
    </style:style>
    <style:style style:name="T39" style:family="text">
      <style:text-properties fo:color="#000000" fo:font-weight="normal" officeooo:rsid="0032d2e1" style:font-weight-asian="normal" style:font-weight-complex="normal"/>
    </style:style>
    <style:style style:name="T40" style:family="text">
      <style:text-properties fo:color="#000000" fo:font-weight="normal" officeooo:rsid="003576d0" style:font-weight-asian="normal" style:font-weight-complex="normal"/>
    </style:style>
    <style:style style:name="T41" style:family="text">
      <style:text-properties fo:color="#000000" fo:font-weight="normal" officeooo:rsid="0037743c" style:font-weight-asian="normal" style:font-weight-complex="normal"/>
    </style:style>
    <style:style style:name="T42" style:family="text">
      <style:text-properties fo:color="#000000" fo:font-size="14pt" fo:font-weight="normal" officeooo:rsid="001f918c" style:font-size-asian="12.25pt" style:font-weight-asian="normal" style:font-size-complex="14pt" style:font-weight-complex="normal"/>
    </style:style>
    <style:style style:name="T43" style:family="text">
      <style:text-properties fo:color="#000000" fo:font-size="14pt" fo:font-weight="normal" officeooo:rsid="001e6e9a" style:font-size-asian="12.25pt" style:font-weight-asian="normal" style:font-size-complex="14pt" style:font-weight-complex="normal"/>
    </style:style>
    <style:style style:name="T44" style:family="text">
      <style:text-properties fo:color="#000000" fo:font-size="14pt" fo:font-weight="normal" officeooo:rsid="002128fa" style:font-size-asian="12.25pt" style:font-weight-asian="normal" style:font-size-complex="14pt" style:font-weight-complex="normal"/>
    </style:style>
    <style:style style:name="T45" style:family="text">
      <style:text-properties fo:color="#000000" fo:font-size="14pt" fo:font-weight="normal" officeooo:rsid="00227330" style:font-size-asian="12.25pt" style:font-weight-asian="normal" style:font-size-complex="14pt" style:font-weight-complex="normal"/>
    </style:style>
    <style:style style:name="T46" style:family="text">
      <style:text-properties fo:color="#000000" fo:font-size="14pt" fo:font-weight="normal" officeooo:rsid="00241483" style:font-size-asian="12.25pt" style:font-weight-asian="normal" style:font-size-complex="14pt" style:font-weight-complex="normal"/>
    </style:style>
    <style:style style:name="T47" style:family="text">
      <style:text-properties fo:color="#000000" fo:font-size="14pt" fo:font-weight="normal" officeooo:rsid="00251939" style:font-size-asian="12.25pt" style:font-weight-asian="normal" style:font-size-complex="14pt" style:font-weight-complex="normal"/>
    </style:style>
    <style:style style:name="T48" style:family="text">
      <style:text-properties fo:color="#000000" fo:font-size="14pt" fo:font-weight="normal" officeooo:rsid="0026693c" style:font-size-asian="12.25pt" style:font-weight-asian="normal" style:font-size-complex="14pt" style:font-weight-complex="normal"/>
    </style:style>
    <style:style style:name="T49" style:family="text">
      <style:text-properties fo:color="#000000" fo:font-size="14pt" fo:font-weight="normal" officeooo:rsid="00273120" style:font-size-asian="12.25pt" style:font-weight-asian="normal" style:font-size-complex="14pt" style:font-weight-complex="normal"/>
    </style:style>
    <style:style style:name="T50" style:family="text">
      <style:text-properties fo:color="#000000" fo:font-size="14pt" fo:font-weight="normal" officeooo:rsid="0027cbd2" style:font-size-asian="12.25pt" style:font-weight-asian="normal" style:font-size-complex="14pt" style:font-weight-complex="normal"/>
    </style:style>
    <style:style style:name="T51" style:family="text">
      <style:text-properties fo:color="#000000" fo:font-size="14pt" fo:font-weight="normal" officeooo:rsid="00294d4f" style:font-size-asian="12.25pt" style:font-weight-asian="normal" style:font-size-complex="14pt" style:font-weight-complex="normal"/>
    </style:style>
    <style:style style:name="T52" style:family="text">
      <style:text-properties fo:color="#000000" fo:font-size="14pt" fo:font-weight="normal" officeooo:rsid="002ae4fe" style:font-size-asian="12.25pt" style:font-weight-asian="normal" style:font-size-complex="14pt" style:font-weight-complex="normal"/>
    </style:style>
    <style:style style:name="T53" style:family="text">
      <style:text-properties fo:color="#000000" fo:font-size="14pt" fo:font-weight="normal" officeooo:rsid="002c3556" style:font-size-asian="12.25pt" style:font-weight-asian="normal" style:font-size-complex="14pt" style:font-weight-complex="normal"/>
    </style:style>
    <style:style style:name="T54" style:family="text">
      <style:text-properties fo:color="#000000" fo:font-size="14pt" fo:font-weight="normal" officeooo:rsid="002dbd4e" style:font-size-asian="12.25pt" style:font-weight-asian="normal" style:font-size-complex="14pt" style:font-weight-complex="normal"/>
    </style:style>
    <style:style style:name="T55" style:family="text">
      <style:text-properties fo:color="#000000" fo:font-size="14pt" fo:font-weight="normal" officeooo:rsid="002f2ea9" style:font-size-asian="12.25pt" style:font-weight-asian="normal" style:font-size-complex="14pt" style:font-weight-complex="normal"/>
    </style:style>
    <style:style style:name="T56" style:family="text">
      <style:text-properties fo:color="#000000" fo:font-size="14pt" fo:font-weight="normal" officeooo:rsid="002ff3ff" style:font-size-asian="12.25pt" style:font-weight-asian="normal" style:font-size-complex="14pt" style:font-weight-complex="normal"/>
    </style:style>
    <style:style style:name="T57" style:family="text">
      <style:text-properties fo:color="#000000" fo:font-size="14pt" fo:font-weight="normal" officeooo:rsid="0030f5a4" style:font-size-asian="12.25pt" style:font-weight-asian="normal" style:font-size-complex="14pt" style:font-weight-complex="normal"/>
    </style:style>
    <style:style style:name="T58" style:family="text">
      <style:text-properties fo:color="#000000" fo:font-size="14pt" fo:font-weight="bold" officeooo:rsid="001e6e9a" style:font-size-asian="12.25pt" style:font-weight-asian="bold" style:font-size-complex="14pt" style:font-weight-complex="bold"/>
    </style:style>
    <style:style style:name="T59" style:family="text">
      <style:text-properties fo:color="#000000" fo:font-size="14pt" officeooo:rsid="001e6e9a" style:font-size-asian="12.25pt" style:font-weight-asian="bold" style:font-size-complex="14pt" style:font-weight-complex="bold"/>
    </style:style>
    <style:style style:name="T60" style:family="text">
      <style:text-properties fo:color="#000000" fo:font-size="14pt" style:text-underline-style="none" fo:font-weight="normal" officeooo:rsid="002128fa" style:font-size-asian="12.25pt" style:font-weight-asian="normal" style:font-size-complex="14pt" style:font-weight-complex="normal"/>
    </style:style>
    <style:style style:name="T61" style:family="text">
      <style:text-properties fo:color="#000000" fo:font-size="14pt" style:text-underline-style="none" fo:font-weight="normal" officeooo:rsid="00241483" style:font-size-asian="12.25pt" style:font-weight-asian="normal" style:font-size-complex="14pt" style:font-weight-complex="normal"/>
    </style:style>
    <style:style style:name="T62" style:family="text">
      <style:text-properties fo:color="#000000" fo:font-size="14pt" style:text-underline-style="none" fo:font-weight="normal" officeooo:rsid="002ae4fe" style:font-size-asian="14pt" style:font-weight-asian="normal" style:font-size-complex="14pt" style:font-weight-complex="normal"/>
    </style:style>
    <style:style style:name="T63" style:family="text">
      <style:text-properties fo:color="#000000" fo:font-size="14pt" style:text-underline-style="none" fo:font-weight="normal" officeooo:rsid="002f2ea9" style:font-size-asian="14pt" style:font-weight-asian="normal" style:font-size-complex="14pt" style:font-weight-complex="normal"/>
    </style:style>
    <style:style style:name="T64" style:family="text">
      <style:text-properties fo:color="#000000" fo:font-size="14pt" style:text-underline-style="none" fo:font-weight="bold" officeooo:rsid="00294d4f" style:font-size-asian="12.25pt" style:font-weight-asian="bold" style:font-size-complex="14pt" style:font-weight-complex="bold"/>
    </style:style>
    <style:style style:name="T65" style:family="text">
      <style:text-properties fo:color="#000000" fo:font-size="14pt" style:text-underline-style="none" fo:font-weight="bold" officeooo:rsid="002ff3ff" style:font-size-asian="12.25pt" style:font-weight-asian="bold" style:font-size-complex="14pt" style:font-weight-complex="bold"/>
    </style:style>
    <style:style style:name="T66" style:family="text">
      <style:text-properties fo:color="#000000" fo:font-size="14pt" style:text-underline-style="none" fo:font-weight="bold" officeooo:rsid="001e6e9a" style:font-size-asian="14pt" style:font-weight-asian="bold" style:font-size-complex="14pt" style:font-weight-complex="bold"/>
    </style:style>
    <style:style style:name="T67" style:family="text">
      <style:text-properties fo:color="#000000" fo:font-size="14pt" style:text-underline-style="none" fo:font-weight="bold" officeooo:rsid="002ae4fe" style:font-size-asian="14pt" style:font-weight-asian="bold" style:font-size-complex="14pt" style:font-weight-complex="bold"/>
    </style:style>
    <style:style style:name="T68" style:family="text">
      <style:text-properties fo:color="#000000" fo:font-size="14pt" style:text-underline-style="none" officeooo:rsid="001e6e9a" style:font-size-asian="14pt" style:font-weight-asian="bold" style:font-size-complex="14pt" style:font-weight-complex="bold"/>
    </style:style>
    <style:style style:name="T69" style:family="text">
      <style:text-properties fo:color="#000000" fo:font-size="14pt" style:text-underline-style="solid" style:text-underline-width="auto" style:text-underline-color="font-color" fo:font-weight="normal" officeooo:rsid="002128fa" style:font-size-asian="12.25pt" style:font-weight-asian="normal" style:font-size-complex="14pt" style:font-weight-complex="normal"/>
    </style:style>
    <style:style style:name="T70" style:family="text">
      <style:text-properties fo:color="#000000" fo:font-size="14pt" style:text-underline-style="solid" style:text-underline-width="auto" style:text-underline-color="font-color" fo:font-weight="normal" officeooo:rsid="00241483" style:font-size-asian="12.25pt" style:font-weight-asian="normal" style:font-size-complex="14pt" style:font-weight-complex="normal"/>
    </style:style>
    <style:style style:name="T71" style:family="text">
      <style:text-properties fo:color="#000000" officeooo:rsid="001e6e9a"/>
    </style:style>
    <style:style style:name="T72" style:family="text">
      <style:text-properties fo:color="#000000" style:text-underline-style="none" fo:font-weight="normal" officeooo:rsid="00241483" style:font-weight-asian="normal" style:font-weight-complex="normal"/>
    </style:style>
    <style:style style:name="T73" style:family="text">
      <style:text-properties fo:color="#000000" style:text-underline-style="none" fo:font-weight="normal" officeooo:rsid="001e6e9a" style:font-weight-asian="normal" style:font-weight-complex="normal"/>
    </style:style>
    <style:style style:name="T74" style:family="text">
      <style:text-properties fo:color="#000000" style:text-underline-style="none" fo:font-weight="normal" officeooo:rsid="002ae4fe" style:font-weight-asian="normal" style:font-weight-complex="normal"/>
    </style:style>
    <style:style style:name="T75" style:family="text">
      <style:text-properties fo:color="#000000" style:text-underline-style="none" fo:font-weight="normal" officeooo:rsid="002dbd4e" style:font-weight-asian="normal" style:font-weight-complex="normal"/>
    </style:style>
    <style:style style:name="T76" style:family="text">
      <style:text-properties fo:color="#000000" style:text-underline-style="none" fo:font-weight="normal" officeooo:rsid="002f2ea9" style:font-weight-asian="normal" style:font-weight-complex="normal"/>
    </style:style>
    <style:style style:name="T77" style:family="text">
      <style:text-properties fo:color="#000000" style:text-underline-style="none" fo:font-weight="normal" officeooo:rsid="0030f5a4" style:font-weight-asian="normal" style:font-weight-complex="normal"/>
    </style:style>
    <style:style style:name="T78" style:family="text">
      <style:text-properties fo:color="#000000" style:text-underline-style="none" officeooo:rsid="002f2ea9" style:font-size-asian="14pt"/>
    </style:style>
    <style:style style:name="T79" style:family="text">
      <style:text-properties fo:color="#000000" style:text-underline-style="none" officeooo:rsid="003576d0" style:font-size-asian="14pt"/>
    </style:style>
    <style:style style:name="T80" style:family="text">
      <style:text-properties fo:color="#000000" style:text-underline-style="solid" style:text-underline-width="auto" style:text-underline-color="font-color" fo:font-weight="normal" style:font-weight-asian="normal" style:font-weight-complex="normal"/>
    </style:style>
    <style:style style:name="T81" style:family="text">
      <style:text-properties fo:color="#00508f" fo:font-weight="normal" style:font-weight-asian="normal" style:font-weight-complex="normal"/>
    </style:style>
    <style:style style:name="T82" style:family="text">
      <style:text-properties fo:color="#00508f" fo:font-weight="normal" officeooo:rsid="002128fa" style:font-weight-asian="normal" style:font-weight-complex="normal"/>
    </style:style>
    <style:style style:name="T83" style:family="text">
      <style:text-properties fo:color="#00508f" fo:font-weight="normal" officeooo:rsid="00241483" style:font-weight-asian="normal" style:font-weight-complex="normal"/>
    </style:style>
    <style:style style:name="T84" style:family="text">
      <style:text-properties fo:color="#00508f" fo:font-weight="normal" officeooo:rsid="00251939" style:font-weight-asian="normal" style:font-weight-complex="normal"/>
    </style:style>
    <style:style style:name="T85" style:family="text">
      <style:text-properties fo:color="#00508f" fo:font-weight="normal" officeooo:rsid="00273120" style:font-weight-asian="normal" style:font-weight-complex="normal"/>
    </style:style>
    <style:style style:name="T86" style:family="text">
      <style:text-properties fo:color="#00508f" fo:font-weight="normal" officeooo:rsid="002dbd4e" style:font-weight-asian="normal" style:font-weight-complex="normal"/>
    </style:style>
    <style:style style:name="T87" style:family="text">
      <style:text-properties fo:color="#00508f" fo:font-weight="normal" officeooo:rsid="0032d2e1" style:font-weight-asian="normal" style:font-weight-complex="normal"/>
    </style:style>
    <style:style style:name="T88" style:family="text">
      <style:text-properties fo:color="#00508f" fo:font-size="14pt" fo:font-weight="normal" officeooo:rsid="002128fa" style:font-size-asian="12.25pt" style:font-weight-asian="normal" style:font-size-complex="14pt" style:font-weight-complex="normal"/>
    </style:style>
    <style:style style:name="T89" style:family="text">
      <style:text-properties fo:color="#00508f" fo:font-size="14pt" style:text-underline-style="none" fo:font-weight="normal" officeooo:rsid="002128fa" style:font-size-asian="12.25pt" style:font-weight-asian="normal" style:font-size-complex="14pt" style:font-weight-complex="normal"/>
    </style:style>
    <style:style style:name="T90" style:family="text">
      <style:text-properties fo:color="#00508f" fo:font-size="14pt" style:text-underline-style="none" fo:font-weight="normal" officeooo:rsid="00241483" style:font-size-asian="12.25pt" style:font-weight-asian="normal" style:font-size-complex="14pt" style:font-weight-complex="normal"/>
    </style:style>
    <style:style style:name="T91" style:family="text">
      <style:text-properties fo:color="#00508f" fo:font-size="14pt" style:text-underline-style="none" fo:font-weight="normal" officeooo:rsid="00251939" style:font-size-asian="12.25pt" style:font-weight-asian="normal" style:font-size-complex="14pt" style:font-weight-complex="normal"/>
    </style:style>
    <style:style style:name="T92" style:family="text">
      <style:text-properties fo:color="#00508f" fo:font-size="14pt" style:text-underline-style="solid" style:text-underline-width="auto" style:text-underline-color="font-color" fo:font-weight="normal" officeooo:rsid="002128fa" style:font-size-asian="12.25pt" style:font-weight-asian="normal" style:font-size-complex="14pt" style:font-weight-complex="normal"/>
    </style:style>
    <style:style style:name="T93" style:family="text">
      <style:text-properties fo:color="#00508f" fo:font-size="14pt" style:text-underline-style="solid" style:text-underline-width="auto" style:text-underline-color="font-color" fo:font-weight="normal" officeooo:rsid="00241483" style:font-size-asian="12.25pt" style:font-weight-asian="normal" style:font-size-complex="14pt" style:font-weight-complex="normal"/>
    </style:style>
    <style:style style:name="T94" style:family="text">
      <style:text-properties fo:color="#00508f" style:text-underline-style="none" fo:font-weight="normal" officeooo:rsid="00241483" style:font-weight-asian="normal" style:font-weight-complex="normal"/>
    </style:style>
    <style:style style:name="T95" style:family="text">
      <style:text-properties fo:color="#00508f" style:text-underline-style="none" fo:font-weight="normal" officeooo:rsid="002128fa" style:font-weight-asian="normal" style:font-weight-complex="normal"/>
    </style:style>
    <style:style style:name="T96" style:family="text">
      <style:text-properties fo:color="#00508f" style:text-underline-style="none" fo:font-weight="normal" officeooo:rsid="00251939" style:font-weight-asian="normal" style:font-weight-complex="normal"/>
    </style:style>
    <style:style style:name="T97" style:family="text">
      <style:text-properties fo:color="#00508f" style:text-underline-style="none" fo:font-weight="normal" officeooo:rsid="002dbd4e" style:font-weight-asian="normal" style:font-weight-complex="normal"/>
    </style:style>
    <style:style style:name="T98" style:family="text">
      <style:text-properties fo:color="#00508f" style:text-underline-style="none" fo:font-weight="normal" officeooo:rsid="002ff3ff" style:font-weight-asian="normal" style:font-weight-complex="normal"/>
    </style:style>
    <style:style style:name="T99" style:family="text">
      <style:text-properties fo:color="#00508f" style:text-underline-style="none" fo:font-weight="normal" officeooo:rsid="0030f5a4" style:font-weight-asian="normal" style:font-weight-complex="normal"/>
    </style:style>
    <style:style style:name="T100" style:family="text">
      <style:text-properties fo:color="#00508f" style:text-underline-style="solid" style:text-underline-width="auto" style:text-underline-color="font-color" fo:font-weight="normal" style:font-weight-asian="normal" style:font-weight-complex="normal"/>
    </style:style>
    <style:style style:name="T101" style:family="text">
      <style:text-properties style:text-underline-style="none" officeooo:rsid="001e6e9a"/>
    </style:style>
    <style:style style:name="T102" style:family="text">
      <style:text-properties style:text-underline-style="none" officeooo:rsid="0030f5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Диагностика неисправности персонального компьютера</text:p>
      <text:p text:style-name="P2"><text:tab/><text:a xlink:type="simple" xlink:href="http://ichip.ru/poshagovaya-diagnostika-nepoladok-pk.html" text:style-name="Internet_20_link" text:visited-style-name="Visited_20_Internet_20_Link">http://ichip.ru/poshagovaya-diagnostika-nepoladok-pk.html</text:a></text:p>
      <text:p text:style-name="P2"/>
      <text:p text:style-name="P2"><text:tab/>Описание: </text:p>
      <text:p text:style-name="P2"><text:span text:style-name="T2"><text:tab/></text:span><text:span text:style-name="T22">Эта программа поможет Вам обнаружить поломку в Вашем ПК. Результатом выполнения данной программы будет локализация места поломки и рекомендации по ее устранению. Все действия с Вашим ПК Вы выполняете на свой страх и риск.</text:span></text:p>
      <text:p text:style-name="P2"><text:span text:style-name="T2"><text:tab/></text:span></text:p>
      <text:p text:style-name="Standard"><text:tab/></text:p>
      <text:p text:style-name="P2"><text:span text:style-name="T2"><text:tab/></text:span>Вопрос: <text:span text:style-name="T22">Выберите одно из следующих утверждений: </text:span></text:p>
      <text:p text:style-name="P2"><text:span text:style-name="T23">1) Мой ПК не показывает признаков жизни.</text:span></text:p>
      <text:p text:style-name="P21"><text:span text:style-name="T23">2</text:span><text:span text:style-name="T22">) ПК работает, но нет изображения.</text:span></text:p>
      <text:p text:style-name="P4"><text:span text:style-name="T27">3</text:span><text:span text:style-name="T22">) BIOS прекращает работу.</text:span></text:p>
      <text:p text:style-name="P4"><text:span text:style-name="T27">4</text:span><text:span text:style-name="T22">) Не удается загрузить ОС (появляется логотип Windows, но система не запускается).</text:span></text:p>
      <text:p text:style-name="P4"><text:span text:style-name="T27">5</text:span><text:span text:style-name="T22">) ПК работает со сбоями.</text:span></text:p>
      <text:p text:style-name="P35"><text:span text:style-name="T46">6</text:span><text:span text:style-name="T42">) Не работают компоненты ПК: проблемы с изображением, звуком, портами и разъемами.</text:span></text:p>
      <text:p text:style-name="P27"><text:span text:style-name="T22"/></text:p>
      <text:p text:style-name="P23"><text:span text:style-name="T81">ЕСЛИ</text:span><text:span text:style-name="T22"> Мой ПК не показывает признаков жизни:</text:span></text:p>
      <text:p text:style-name="P36"><text:span text:style-name="T42"><text:tab/></text:span><text:span text:style-name="T3">Вопрос </text:span><text:span text:style-name="T5">1</text:span><text:span text:style-name="T3">: <text:s/></text:span><text:span text:style-name="T58">ВНЕШНИЙ ОСМОТР</text:span></text:p>
      <text:p text:style-name="P36"><text:span text:style-name="T42">П</text:span><text:span text:style-name="T43">роверьте, хорошо ли подсоединен кабель питания, включен ли сетевой фильтр </text:span><text:span text:style-name="T42">и стоит ли</text:span><text:span text:style-name="T43"> кнопка блока питания на тыльной стороне компьютера в положении «Выкл.».</text:span></text:p>
      <text:p text:style-name="P19"><text:span text:style-name="T28">1</text:span><text:span text:style-name="T24">) </text:span><text:span text:style-name="T28">Моя проблема исчезла</text:span><text:span text:style-name="T27">. </text:span><text:span text:style-name="T40">(Спасибо, что использовали мою программу. Если проблема осталась, пройдите консультацию еще раз.)</text:span></text:p>
      <text:p text:style-name="P19"><text:span text:style-name="T28">2</text:span><text:span text:style-name="T30">) </text:span><text:span text:style-name="T33">Э</text:span><text:span text:style-name="T25">то не решило проблему.</text:span></text:p>
      <text:p text:style-name="P4"><text:span text:style-name="T24"/></text:p>
      <text:p text:style-name="P51"><text:span text:style-name="T44"><text:tab/></text:span><text:span text:style-name="T6">Вопрос 3: </text:span><text:span text:style-name="T59">КОННЕКТОРЫ КОРПУСА</text:span></text:p>
      <text:p text:style-name="P36"><text:span text:style-name="T42">П</text:span><text:span text:style-name="T43">роверьте надежность соединения коннекторов и отсутствие повреждений кабеля на участке между выключателями и светодиодами корпуса и материнской платой.</text:span></text:p>
      <text:p text:style-name="P19"><text:span text:style-name="T28">1</text:span><text:span text:style-name="T24">) </text:span><text:span text:style-name="T38">О</text:span><text:span text:style-name="T24">дин или несколько кабелей отсоединены.</text:span></text:p>
      <text:p text:style-name="P19"><text:span text:style-name="T28">2</text:span><text:span text:style-name="T30">) </text:span><text:span text:style-name="T33">Э</text:span><text:span text:style-name="T25">то не решило проблему.</text:span></text:p>
      <text:p text:style-name="P36"><text:span text:style-name="T44"><text:tab/></text:span><text:span text:style-name="T88">Решение: </text:span><text:span text:style-name="T44">Если один или несколько кабелей отсоединены, откройте руководство к материнской плате и проверьте, правильно ли кабели подключены к штекерам.</text:span></text:p>
      <text:p text:style-name="P40"><text:span text:style-name="T44"><text:tab/></text:span></text:p>
      <text:p text:style-name="P40"><text:span text:style-name="T44"><text:tab/></text:span><text:span text:style-name="T3">Вопрос </text:span><text:span text:style-name="T4">4</text:span><text:span text:style-name="T3">: <text:s/></text:span><text:span text:style-name="T58">КНОПКА ВКЛЮЧЕНИЯ </text:span><text:span text:style-name="T44">(ч.1)</text:span></text:p>
      <text:p text:style-name="P36"><text:span text:style-name="T44">О</text:span><text:span text:style-name="T43">тсоедините от материнской платы все коннекторы. З</text:span><text:span text:style-name="T45">атем з</text:span><text:span text:style-name="T43">амкните два контакта с надписью «Power Switch» с помощью скрепки. </text:span></text:p>
      <text:p text:style-name="P5"><text:span text:style-name="T22">1) </text:span><text:span text:style-name="T26">ПК не включается.</text:span></text:p>
      <text:p text:style-name="P5"><text:span text:style-name="T24">2) </text:span><text:span text:style-name="T26">ПК включился. </text:span><text:span text:style-name="T41">(доработать)</text:span></text:p>
      <text:p text:style-name="P5"><text:span text:style-name="T26"/></text:p>
      <text:p text:style-name="P5"><text:soft-page-break/><text:span text:style-name="T26"/></text:p>
      <text:p text:style-name="P5"><text:span text:style-name="T26"/></text:p>
      <text:p text:style-name="P5"><text:span text:style-name="T26"/></text:p>
      <text:p text:style-name="P5"><text:span text:style-name="T26"/></text:p>
      <text:p text:style-name="P5"><text:span text:style-name="T26"/></text:p>
      <text:p text:style-name="P6"><text:span text:style-name="T26"><text:tab/></text:span><text:span text:style-name="T1">Вопрос 5: <text:s/></text:span><text:span text:style-name="T71">КНОПКА ВКЛЮЧЕНИЯ </text:span><text:span text:style-name="T24">(ч.</text:span><text:span text:style-name="T26">2 — Вопрос 4: ПК включился</text:span><text:span text:style-name="T24">)</text:span></text:p>
      <text:p text:style-name="P37"><text:span text:style-name="T45">П</text:span><text:span text:style-name="T43">одсоединит</text:span><text:span text:style-name="T45">е</text:span><text:span text:style-name="T43"> оба коннектора с надписью «Reset Switch» к контактам с надписью «Power Switch» на материнской плате.</text:span></text:p>
      <text:p text:style-name="P6"><text:span text:style-name="T22">1) </text:span><text:span text:style-name="T26">ПК не включается.</text:span></text:p>
      <text:p text:style-name="P6"><text:span text:style-name="T24">2) </text:span><text:span text:style-name="T26">ПК включился.</text:span></text:p>
      <text:p text:style-name="P6"><text:span text:style-name="T26"><text:tab/></text:span><text:span text:style-name="T82">Решение: </text:span><text:span text:style-name="T26">(ПК включился)</text:span><text:span text:style-name="T24"> </text:span><text:span text:style-name="T26">Н</text:span><text:span text:style-name="T24">еисправная кнопка включения на корпусе. С этого момента включение ПК будет осуществляться с помощью кнопки перезагрузки, а кнопка включения перестанет выполнять свою функцию.</text:span></text:p>
      <text:p text:style-name="P6"><text:span text:style-name="T24"/></text:p>
      <text:p text:style-name="P6"><text:span text:style-name="T24"><text:tab/></text:span><text:span text:style-name="T1">Вопрос 6: <text:s/></text:span><text:span text:style-name="T71">КНОПКА ВКЛЮЧЕНИЯ </text:span><text:span text:style-name="T24">(ч.</text:span><text:span text:style-name="T26">3</text:span><text:span text:style-name="T24"> - </text:span><text:span text:style-name="T26">Вопрос 5: ПК не включается.</text:span><text:span text:style-name="T24">)</text:span></text:p>
      <text:p text:style-name="P37"><text:span text:style-name="T44">О</text:span><text:span text:style-name="T43">тсоедините от материнской платы кнопк</text:span><text:span text:style-name="T45">у</text:span><text:span text:style-name="T43"> перезагрузки.</text:span></text:p>
      <text:p text:style-name="P6"><text:span text:style-name="T22">1) </text:span><text:span text:style-name="T26">ПК не включается.</text:span></text:p>
      <text:p text:style-name="P6"><text:span text:style-name="T24">2) </text:span><text:span text:style-name="T26">ПК включился.</text:span></text:p>
      <text:p text:style-name="P6"><text:span text:style-name="T26"><text:tab/></text:span><text:span text:style-name="T82">Решение: </text:span><text:span text:style-name="T26">(ПК включился)</text:span><text:span text:style-name="T24"> </text:span><text:span text:style-name="T26">П</text:span><text:span text:style-name="T24">ричиной такой неисправности может быть короткое замыкание в кнопке перезагрузки. В таком случае оставьте кнопку включения подключенной, а кнопку перезагрузки отсоедините. После всех этих действий ваш ПК, скорее всего, вновь будет включаться без каких-либо проблем.</text:span></text:p>
      <text:p text:style-name="P6"><text:span text:style-name="T24"/></text:p>
      <text:p text:style-name="P52"><text:span text:style-name="T6"><text:tab/>Вопрос </text:span><text:span text:style-name="T7">7</text:span><text:span text:style-name="T6">: </text:span><text:span text:style-name="T59">ПИТАНИЕ МАТЕРИНСКОЙ ПЛАТЫ</text:span></text:p>
      <text:p text:style-name="P37"><text:span text:style-name="T43">Проверьте правильность подключения всех коннекторов блока питания к материнской плате </text:span><text:span text:style-name="T45">(коннекторы ATX с 24 контактами и P4 для питания процессора).</text:span><text:span text:style-name="T43"> </text:span></text:p>
      <text:p text:style-name="P20"><text:span text:style-name="T28">1</text:span><text:span text:style-name="T24">) </text:span><text:span text:style-name="T28">Моя проблема исчезла</text:span><text:span text:style-name="T27">.</text:span></text:p>
      <text:p text:style-name="P20"><text:span text:style-name="T28">2</text:span><text:span text:style-name="T30">) </text:span><text:span text:style-name="T33">Э</text:span><text:span text:style-name="T25">то не решило проблему.</text:span></text:p>
      <text:p text:style-name="P7"><text:span text:style-name="T24"><text:tab/></text:span><text:span text:style-name="T82">Решение: </text:span><text:span text:style-name="T87">(1) </text:span><text:span text:style-name="T27">«</text:span><text:span text:style-name="T25">правильность подключения коннекторов»</text:span><text:span text:style-name="T27">.</text:span></text:p>
      <text:p text:style-name="P7"><text:span text:style-name="T24"/></text:p>
      <text:p text:style-name="P53"><text:span text:style-name="T6"><text:tab/>Вопрос </text:span><text:span text:style-name="T8">8</text:span><text:span text:style-name="T6">: </text:span><text:span text:style-name="T59">БЛОК ПИТАНИЯ</text:span></text:p>
      <text:p text:style-name="P38"><text:span text:style-name="T46">П</text:span><text:span text:style-name="T43">одключите к ПК исправный БП — например, от второго компьютера. </text:span><text:span text:style-name="T45">(коннекторы ATX с 24 контактами и P4 для питания процессора).</text:span><text:span text:style-name="T43"> </text:span></text:p>
      <text:p text:style-name="P7"><text:span text:style-name="T22">1) </text:span><text:span text:style-name="T26">ПК не включается.</text:span></text:p>
      <text:p text:style-name="P20"><text:span text:style-name="T24">2) </text:span><text:span text:style-name="T28">Моя проблема исчезла</text:span><text:span text:style-name="T27">.</text:span></text:p>
      <text:p text:style-name="P7"><text:span text:style-name="T27"><text:tab/></text:span><text:span text:style-name="T82">Решение: </text:span><text:span text:style-name="T83">(1) </text:span><text:span text:style-name="T27">Скорее всего, из строя вышла материнская плата, которую лучше всего заменить, так как ремонт не по гарантии, как правило, не оправдывает себя. Так или иначе, замена материнской платы означает полную разборку и сборку вашего ПК. Но к данной процедуре рекомендуется приступать только в том случае, когда исключены остальные возможные неисправности.</text:span></text:p>
      <text:p text:style-name="P7"><text:span text:style-name="T24"><text:tab/></text:span><text:span text:style-name="T82">Решение: </text:span><text:span text:style-name="T83">(2) </text:span><text:span text:style-name="T27">Заменить БП. </text:span></text:p>
      <text:p text:style-name="P7"><text:soft-page-break/><text:span text:style-name="T27"/></text:p>
      <text:p text:style-name="P7"><text:span text:style-name="T27"/></text:p>
      <text:p text:style-name="P7"><text:span text:style-name="T27"/></text:p>
      <text:p text:style-name="P7"><text:span text:style-name="T27"/></text:p>
      <text:p text:style-name="P7"><text:span text:style-name="T27"/></text:p>
      <text:p text:style-name="P24"><text:span text:style-name="T83">ЕСЛИ</text:span><text:span text:style-name="T27"> ПК работает, но нет изображения:</text:span></text:p>
      <text:p text:style-name="P53"><text:span text:style-name="T6"><text:tab/>Вопрос </text:span><text:span text:style-name="T8">1</text:span><text:span text:style-name="T6">: </text:span><text:span text:style-name="T59">ПРОВЕРКА МОНИТОРА</text:span></text:p>
      <text:p text:style-name="P38"><text:span text:style-name="T46">В</text:span><text:span text:style-name="T43">ключ</text:span><text:span text:style-name="T47">ите</text:span><text:span text:style-name="T43"> монитор, откройте экранное меню и проверьте, правильно ли выбран источник сигнала (VGA/D-Sub, DVI, HDMI).</text:span></text:p>
      <text:p text:style-name="P20"><text:span text:style-name="T28">1</text:span><text:span text:style-name="T24">) </text:span><text:span text:style-name="T33">Э</text:span><text:span text:style-name="T25">то не решило проблему.</text:span></text:p>
      <text:p text:style-name="P8"><text:span text:style-name="T28">2</text:span><text:span text:style-name="T22">) </text:span><text:span text:style-name="T28">М</text:span><text:span text:style-name="T25">онитор </text:span><text:span text:style-name="T27">не включается.</text:span></text:p>
      <text:p text:style-name="P29"><text:span text:style-name="T24"><text:tab/></text:span><text:span text:style-name="T82">Решение: </text:span><text:span text:style-name="T83">(</text:span><text:span text:style-name="T84">2</text:span><text:span text:style-name="T83">) </text:span><text:span text:style-name="T27">Возможно, имеется проблема с питанием: кабель отключен от дисплея или от розетки или экран имеет выключатель, который установлен в положение «Выкл.».</text:span></text:p>
      <text:p text:style-name="P55"><text:span text:style-name="T19"><text:tab/></text:span></text:p>
      <text:p text:style-name="P55"><text:span text:style-name="T19"><text:tab/>Вопрос </text:span><text:span text:style-name="T20">2</text:span><text:span text:style-name="T19">: </text:span><text:span text:style-name="T68">ОПЕРАТИВНАЯ ПАМЯТЬ</text:span></text:p>
      <text:p text:style-name="P40"><text:span text:style-name="T43">В компьютере должны быть установлены как минимум два модуля </text:span><text:span text:style-name="T48">оперативной памяти</text:span><text:span text:style-name="T43"> — извлеките один и попытайтесь с ним загрузить компьютер. Если ПК не включился с этим модулем, попробуйте запустить систему с установленным другим модулем.</text:span></text:p>
      <text:p text:style-name="P20"><text:span text:style-name="T28">1</text:span><text:span text:style-name="T24">) </text:span><text:span text:style-name="T33">Э</text:span><text:span text:style-name="T25">то не решило проблему.</text:span></text:p>
      <text:p text:style-name="P9"><text:span text:style-name="T28">2</text:span><text:span text:style-name="T22">) </text:span><text:span text:style-name="T29">К</text:span><text:span text:style-name="T27">омпьютер стартует только с одним модулем памяти.</text:span></text:p>
      <text:p text:style-name="P31"><text:span text:style-name="T24"><text:tab/></text:span><text:span text:style-name="T82">Решение: </text:span><text:span text:style-name="T83">(</text:span><text:span text:style-name="T84">2</text:span><text:span text:style-name="T83">) </text:span><text:span text:style-name="T29">Один из модулей оперативной памяти неисправен. Замените его.</text:span></text:p>
      <text:p text:style-name="P32"><text:span text:style-name="T27"/></text:p>
      <text:p text:style-name="P56"><text:span text:style-name="T19"><text:tab/>Вопрос </text:span><text:span text:style-name="T21">3</text:span><text:span text:style-name="T19">: </text:span><text:span text:style-name="T68">ВИДЕОПЛАТА</text:span></text:p>
      <text:p text:style-name="P41"><text:span text:style-name="T43">Если ваш компьютер оснащен встроенной видеоплатой, извлеките дискретную плату и протестируйте систему со встроенным GPU. В противном случае проверьте, работает ли ПК с другой графической платой.</text:span></text:p>
      <text:p text:style-name="P10"><text:span text:style-name="T28">1</text:span><text:span text:style-name="T24">) </text:span><text:span text:style-name="T29">ПК так и не работает.</text:span></text:p>
      <text:p text:style-name="P10"><text:span text:style-name="T28">2</text:span><text:span text:style-name="T22">) </text:span><text:span text:style-name="T29">ПК работает </text:span><text:span text:style-name="T25">со встроенным GPU </text:span><text:span text:style-name="T29">или </text:span><text:span text:style-name="T25">с другой графической платой.</text:span></text:p>
      <text:p text:style-name="P32"><text:span text:style-name="T24"><text:tab/></text:span><text:span text:style-name="T82">Решение: </text:span><text:span text:style-name="T83">(</text:span><text:span text:style-name="T84">2</text:span><text:span text:style-name="T83">) </text:span><text:span text:style-name="T29">Ваша дискретная или встроенная видеокарта неисправна.</text:span></text:p>
      <text:p text:style-name="P32"><text:span text:style-name="T29"/></text:p>
      <text:p text:style-name="P56"><text:span text:style-name="T19"><text:tab/>Вопрос </text:span><text:span text:style-name="T21">4</text:span><text:span text:style-name="T19">: </text:span><text:span text:style-name="T68">ПРОЦЕССОР</text:span></text:p>
      <text:p text:style-name="P41"><text:span text:style-name="T43">Протестируйте по возможности работоспособность ПК с другим совместимым процессором.</text:span></text:p>
      <text:p text:style-name="P10"><text:span text:style-name="T28">1</text:span><text:span text:style-name="T24">) </text:span><text:span text:style-name="T29">ПК так и не работает.</text:span></text:p>
      <text:p text:style-name="P10"><text:span text:style-name="T28">2</text:span><text:span text:style-name="T22">) </text:span><text:span text:style-name="T29">ПК работает </text:span><text:span text:style-name="T25"><text:s/>с другим совместимым процессором.</text:span></text:p>
      <text:p text:style-name="P32"><text:span text:style-name="T24"><text:tab/></text:span><text:span text:style-name="T82">Решение: </text:span><text:span text:style-name="T83">(</text:span><text:span text:style-name="T84">2</text:span><text:span text:style-name="T83">) </text:span><text:span text:style-name="T29">Процессор в Вашем ПК требует замены.</text:span></text:p>
      <text:p text:style-name="P32"><text:span text:style-name="T29"/></text:p>
      <text:p text:style-name="P54"><text:span text:style-name="T6"><text:tab/>Вопрос </text:span><text:span text:style-name="T9">5</text:span><text:span text:style-name="T6">: </text:span><text:span text:style-name="T59">ЗВУКОВЫЕ И СВЕТОВЫЕ СИГНАЛЫ</text:span></text:p>
      <text:p text:style-name="P39"><text:span text:style-name="T43">Если на монитор не подается сигнал изображения, системная плата часто дает это понять путем подачи звуковых либо световых сигналов, которые позволяют разобраться, в чем проблема.</text:span></text:p>
      <text:p text:style-name="P8"><text:span text:style-name="T28">1</text:span><text:span text:style-name="T24">) </text:span><text:span text:style-name="T28">З</text:span><text:span text:style-name="T25">вуковых </text:span><text:span text:style-name="T28">или</text:span><text:span text:style-name="T25"> световых сигналов </text:span><text:span text:style-name="T28">нет.</text:span></text:p>
      <text:p text:style-name="P8"><text:soft-page-break/><text:span text:style-name="T28">2</text:span><text:span text:style-name="T22">) </text:span><text:span text:style-name="T28">Есть з</text:span><text:span text:style-name="T25">вуков</text:span><text:span text:style-name="T28">ой</text:span><text:span text:style-name="T25"> </text:span><text:span text:style-name="T28">или</text:span><text:span text:style-name="T25"> светов</text:span><text:span text:style-name="T28">ой</text:span><text:span text:style-name="T25"> сигнал.</text:span></text:p>
      <text:p text:style-name="P30"><text:span text:style-name="T24"><text:tab/></text:span><text:span text:style-name="T82">Решение: </text:span><text:span text:style-name="T83">(</text:span><text:span text:style-name="T84">2</text:span><text:span text:style-name="T83">) </text:span><text:span text:style-name="T27">Обратитесь к руководству материнской <text:s/>платы, чтобы определить, что означают сигналы. Одним из типичных дефектов, о которых сообщается таким образом, могут быть неисправные или неправильно установленные модули ОЗУ, о чем системная плата, в зависимости от модели, предупреждает с помощью звукового сигнала либо горящих светодиодных ламп.</text:span></text:p>
      <text:p text:style-name="P30"><text:span text:style-name="T27"/></text:p>
      <text:p text:style-name="P55"><text:span text:style-name="T6"><text:tab/>Вопрос </text:span><text:span text:style-name="T9">6</text:span><text:span text:style-name="T6">: </text:span><text:span text:style-name="T68">BIOS</text:span></text:p>
      <text:p text:style-name="P39"><text:span text:style-name="T47">С</text:span><text:span text:style-name="T43">брос</text:span><text:span text:style-name="T47">ьте</text:span><text:span text:style-name="T43"> параметры BIOS: найдите на материнской плате джампер Clear CMOS </text:span><text:span text:style-name="T47">(речь идет о трех контактах, два из которых соединены джампером). Запомните исходное положение джампера, затем вытащите его и соедините с его помощью другую пару контактов, подождите минимум десять секунд. После этого установите его снова в исходное положение. Если на системной плате есть кнопка перезагрузки, нажмите ее. Если компьютер включился, проверьте настройки BIOS. В большинстве случаев необходимо выбрать правильный режим работы SATA-контроллера, которым, начиная с Windows XP, является «AHCI», а не «IDE».</text:span></text:p>
      <text:p text:style-name="P8"><text:span text:style-name="T28">1</text:span><text:span text:style-name="T24">) </text:span><text:span text:style-name="T28">Моя проблема осталась. </text:span></text:p>
      <text:p text:style-name="P8"><text:span text:style-name="T28">2</text:span><text:span text:style-name="T22">) </text:span><text:span text:style-name="T28">Моя проблема исчезла</text:span><text:span text:style-name="T27">.</text:span></text:p>
      <text:p text:style-name="P32"><text:span text:style-name="T82"><text:tab/>Решение: </text:span><text:span text:style-name="T83">(</text:span><text:span text:style-name="T85">1</text:span><text:span text:style-name="T83">) </text:span><text:span text:style-name="T27">Ввиду того что все другие возможные источники проблем теперь исключены, последним «подозреваемым» остается материнская плата. Проблема здесь может быть, например, в чипе CMOS, в котором хранится BIOS, или в шине PCIe, к которой подключаются видеоплаты. Поиск и устранение неисправности в большинстве случаев не оправдывают себя, поэтому лучшим решением будет сразу заменить системную плату.</text:span></text:p>
      <text:p text:style-name="P54"><text:span text:style-name="T60"><text:tab/></text:span><text:span text:style-name="T89">Решение: </text:span><text:span text:style-name="T90">(</text:span><text:span text:style-name="T91">2</text:span><text:span text:style-name="T90">) </text:span><text:span text:style-name="T61">Одной из возможных причин сбившихся настроек BIOS может быть разрядившаяся батарея системной платы.</text:span></text:p>
      <text:p text:style-name="P54"><text:span text:style-name="T61"/></text:p>
      <text:p text:style-name="P56"><text:span text:style-name="T61"/></text:p>
      <text:p text:style-name="P56"><text:span text:style-name="T93">ЕСЛИ</text:span><text:span text:style-name="T70"> BIOS прекращает работу:</text:span></text:p>
      <text:p text:style-name="P56"><text:span text:style-name="T19"><text:tab/>Вопрос </text:span><text:span text:style-name="T21">1</text:span><text:span text:style-name="T19">: </text:span><text:span text:style-name="T68">НАСТРОЙКИ BIOS</text:span></text:p>
      <text:p text:style-name="P41"><text:span text:style-name="T49">Есть ли на экране такое </text:span><text:span text:style-name="T43">сообщение «Please enter Setup to recover BIOS setting | CMOS Date/Time Not Set».</text:span></text:p>
      <text:p text:style-name="P20"><text:span text:style-name="T28">1</text:span><text:span text:style-name="T24">) </text:span><text:span text:style-name="T30">Да, </text:span><text:span text:style-name="T39">есть </text:span><text:span text:style-name="T30">такое </text:span><text:span text:style-name="T25">сообщение</text:span><text:span text:style-name="T30">.</text:span></text:p>
      <text:p text:style-name="P10"><text:span text:style-name="T28">2</text:span><text:span text:style-name="T22">) </text:span><text:span text:style-name="T30">Такого сообщение нет.</text:span></text:p>
      <text:p text:style-name="P32"><text:span text:style-name="T24"><text:tab/></text:span><text:span text:style-name="T82">Решение: </text:span><text:span text:style-name="T83">(</text:span><text:span text:style-name="T85">1</text:span><text:span text:style-name="T83">) </text:span><text:span text:style-name="T29">Войти в BIOS можно, как правило, с помощью кнопки «F1» или «Del» при включении ПК. После этого необходимо восстановить все основные настройки — например, дату, последовательность загрузочных устройств или такой важный параметр, как режим работы SATA-контроллера (AHCI). После восстановления настроек проблем с загрузкой ПК быть не должно. </text:span><text:span text:style-name="T30">П</text:span><text:span text:style-name="T29">ричина того, что настройки сбились, кроется, вероятнее всего, в следующем: на системной плате имеется круглая плоская батарея, которая является «аварийным» источником питания чипа CMOS, чтобы последний не </text:span><text:soft-page-break/><text:span text:style-name="T29">терял настройки. Если данная батарея разрядилась, ее необходимо заменить, иначе настройки BIOS будут сбиваться каждый раз при выключении ПК.</text:span></text:p>
      <text:p text:style-name="P32"><text:span text:style-name="T29"/></text:p>
      <text:p text:style-name="P43"><text:span text:style-name="T10"><text:tab/>Вопрос </text:span><text:span text:style-name="T11">2</text:span><text:span text:style-name="T10">: </text:span><text:span text:style-name="T64">ПРИОРИТЕТ</text:span><text:span text:style-name="T66"> ЗАГРУЗОЧНЫХ УСТРОЙСТВ</text:span></text:p>
      <text:p text:style-name="P42"><text:span text:style-name="T50">О</text:span><text:span text:style-name="T43">блада</text:span><text:span text:style-name="T50">ет</text:span><text:span text:style-name="T43"> </text:span><text:span text:style-name="T50">ли </text:span><text:span text:style-name="T43">диск </text:span><text:span text:style-name="T50">с установленной на нем операционной системой </text:span><text:span text:style-name="T43">высшим приоритетом загрузки? </text:span><text:span text:style-name="T50">Д</text:span><text:span text:style-name="T43">ля этого нужно </text:span><text:span text:style-name="T50">перейти в</text:span><text:span text:style-name="T43"> параметр</text:span><text:span text:style-name="T50">ы</text:span><text:span text:style-name="T43"> загрузки: вы найдете пункт «Boot priority» («Приоритет загрузочных устройств»), в котором указаны такие компоненты, как жесткие диски, сменные носители или оптические приводы. </text:span></text:p>
      <text:p text:style-name="P11"><text:span text:style-name="T28">1</text:span><text:span text:style-name="T24">) </text:span><text:span text:style-name="T31">Да, приоритет загрузки выставлен правильно.</text:span></text:p>
      <text:p text:style-name="P12"><text:span text:style-name="T28">2</text:span><text:span text:style-name="T30">) </text:span><text:span text:style-name="T32">П</text:span><text:span text:style-name="T31">риоритет загрузки выставлен </text:span><text:span text:style-name="T32">не </text:span><text:span text:style-name="T31">правильно.</text:span></text:p>
      <text:p text:style-name="P32"><text:span text:style-name="T24"><text:tab/></text:span><text:span text:style-name="T82">Решение: </text:span><text:span text:style-name="T83">(</text:span><text:span text:style-name="T84">2</text:span><text:span text:style-name="T83">) </text:span><text:span text:style-name="T29">Процессор в Вашем ПК требует замены.</text:span></text:p>
      <text:p text:style-name="P34"><text:span text:style-name="T29">С</text:span><text:span text:style-name="T22">ледуйте подсказкам в системе </text:span><text:span text:style-name="T29">BIOS</text:span><text:span text:style-name="T22"> и выставьте </text:span><text:span text:style-name="T25">диск </text:span><text:span text:style-name="T31">с операционной системой </text:span><text:span text:style-name="T22">на первый приоритет загрузки.</text:span></text:p>
      <text:p text:style-name="P34"><text:span text:style-name="T22"/></text:p>
      <text:p text:style-name="P43"><text:span text:style-name="T10"><text:tab/>Вопрос </text:span><text:span text:style-name="T12">3</text:span><text:span text:style-name="T10">: </text:span><text:span text:style-name="T66">НЕИСПРАВНОСТЬ ДИСКА</text:span></text:p>
      <text:p text:style-name="P43"><text:span text:style-name="T51">О</text:span><text:span text:style-name="T43">тображается </text:span><text:span text:style-name="T51">ли диск </text:span><text:span text:style-name="T43">в меню выбора носителей в BIOS?</text:span></text:p>
      <text:p text:style-name="P12"><text:span text:style-name="T28">1</text:span><text:span text:style-name="T24">) </text:span><text:span text:style-name="T31">Да, </text:span><text:span text:style-name="T32">о</text:span><text:span text:style-name="T25">тображается.</text:span></text:p>
      <text:p text:style-name="P12"><text:span text:style-name="T28">2</text:span><text:span text:style-name="T30">) </text:span><text:span text:style-name="T32">Нет</text:span><text:span text:style-name="T25">, </text:span><text:span text:style-name="T32">не о</text:span><text:span text:style-name="T25">тображается.</text:span></text:p>
      <text:p text:style-name="P33"><text:span text:style-name="T24"><text:tab/></text:span><text:span text:style-name="T82">Решение: </text:span><text:span text:style-name="T83">(</text:span><text:span text:style-name="T84">2</text:span><text:span text:style-name="T83">) </text:span><text:span text:style-name="T32">Если диск не отображается в меню выбора носителей в BIOS, откройте ПК и проверьте надежность соединения кабелей питания и интерфейсных кабелей соответствующего носителя. Если проблема не решилась, протестируйте диск с другим кабелем, в корпусе для HDD с интерфейсом USB или в другом компьютере. Если и это не поможет, то, вероятнее всего, носитель вышел из строя в результате повреждения контроллера. В этом случае восстановить данные, скорее всего, сможет лишь специалист за весьма немалые деньги. Если вы регулярно создаете образы системы и резервные копии данных, то вам необходимо будет лишь заменить диск и скопировать данные. В противном случае вам предстоит полная переустановка системы.</text:span></text:p>
      <text:p text:style-name="P33"><text:span text:style-name="T32"/></text:p>
      <text:p text:style-name="P43"><text:span text:style-name="T10"><text:tab/>Вопрос </text:span><text:span text:style-name="T13">4</text:span><text:span text:style-name="T10">: </text:span><text:span text:style-name="T66">ЗАГРУЗОЧНЫЙ СЕКТОР </text:span><text:span text:style-name="T62">(ч.1)</text:span></text:p>
      <text:p text:style-name="P43"><text:span text:style-name="T43">Если загрузочное устройство отображается в BIOS и вы можете просматривать его содержимое при подключении к другому ПК, то, скорее всего, поврежден загрузочный сектор. Чтобы устранить ошибку, загрузитесь с установочного DVD или диска аварийного восстановления. В процессе загрузки выберите «Восстановить компьютер» или «Опции восстановления ПК», затем кликните по «Восстановлению системы», после чего следуйте указаниям мастера.</text:span></text:p>
      <text:p text:style-name="P13"><text:span text:style-name="T28">1</text:span><text:span text:style-name="T24">) </text:span><text:span text:style-name="T28">Моя проблема исчезла</text:span><text:span text:style-name="T27">.</text:span></text:p>
      <text:p text:style-name="P12"><text:span text:style-name="T28">2</text:span><text:span text:style-name="T30">) </text:span><text:span text:style-name="T33">Э</text:span><text:span text:style-name="T25">то не решило проблему.</text:span></text:p>
      <text:p text:style-name="P12"><text:span text:style-name="T25"/></text:p>
      <text:p text:style-name="P50"><text:span text:style-name="T10"><text:tab/></text:span></text:p>
      <text:p text:style-name="P50"><text:span text:style-name="T10"/></text:p>
      <text:p text:style-name="P50"><text:span text:style-name="T10"/></text:p>
      <text:p text:style-name="P50"><text:span text:style-name="T10"/></text:p>
      <text:p text:style-name="P50"><text:soft-page-break/><text:span text:style-name="T10"/></text:p>
      <text:p text:style-name="P50"><text:span text:style-name="T10"/></text:p>
      <text:p text:style-name="P50"><text:span text:style-name="T10"><text:tab/>Вопрос </text:span><text:span text:style-name="T13">5</text:span><text:span text:style-name="T10">: </text:span><text:span text:style-name="T66">ЗАГРУЗОЧНЫЙ СЕКТОР </text:span><text:span text:style-name="T62">(ч.2)</text:span></text:p>
      <text:p text:style-name="P44"><text:span text:style-name="T52">П</text:span><text:span text:style-name="T43">опробуйте произвести восстановление вручную: </text:span><text:span text:style-name="T52">с</text:span><text:span text:style-name="T43">нова загрузите ПК, как описано </text:span><text:span text:style-name="T52">в предыдущем вопросе</text:span><text:span text:style-name="T43">, и в настройках восстановления системы откройте окно командной строки. Введите в нем следующие команды: bootrec•/fixmbr [Enter] bootrec•/fixboot [Enter] Далее перезагрузите систему.</text:span></text:p>
      <text:p text:style-name="P13"><text:span text:style-name="T28">1</text:span><text:span text:style-name="T24">) </text:span><text:span text:style-name="T28">Моя проблема исчезла</text:span><text:span text:style-name="T27">.</text:span></text:p>
      <text:p text:style-name="P13"><text:span text:style-name="T28">2</text:span><text:span text:style-name="T30">) </text:span><text:span text:style-name="T33">Э</text:span><text:span text:style-name="T25">то не решило проблему.</text:span></text:p>
      <text:p text:style-name="P13"><text:span text:style-name="T25"/></text:p>
      <text:p text:style-name="P44"><text:span text:style-name="T10"><text:tab/>Вопрос </text:span><text:span text:style-name="T13">6</text:span><text:span text:style-name="T10">: </text:span><text:span text:style-name="T66">ЗАГРУЗОЧНЫЙ СЕКТОР </text:span><text:span text:style-name="T62">(ч.3)</text:span></text:p>
      <text:p text:style-name="P44"><text:span text:style-name="T52">С</text:span><text:span text:style-name="T43">оздайте новый загрузочный сектор: </text:span><text:span text:style-name="T52">д</text:span><text:span text:style-name="T43">ля этого вновь загрузите диск восстановления системы, откройте окно командной строки и выполните следующие команды: bcdedit•/export•C:bcd_1 [Enter] c: [Enter] cd•boot [Enter] attrib•bcd•-s•-h•-r [Enter] ren•bcd•bcd_2 [Enter] bootrec•/RebuildBcd [Enter] После этого Windows должна загрузиться.</text:span></text:p>
      <text:p text:style-name="P13"><text:span text:style-name="T28">1</text:span><text:span text:style-name="T24">) </text:span><text:span text:style-name="T28">Моя проблема исчезла</text:span><text:span text:style-name="T27">.</text:span></text:p>
      <text:p text:style-name="P13"><text:span text:style-name="T28">2</text:span><text:span text:style-name="T30">) </text:span><text:span text:style-name="T33">Э</text:span><text:span text:style-name="T25">то не решило проблему.</text:span></text:p>
      <text:p text:style-name="P13"><text:span text:style-name="T95"><text:tab/>Решение: </text:span><text:span text:style-name="T94">(</text:span><text:span text:style-name="T96">2</text:span><text:span text:style-name="T94">) </text:span><text:span text:style-name="T73">Если и теперь возникают трудности, </text:span><text:span text:style-name="T74">повторите консультацию и продолжайте исследовать ПК, в противном случае обратитесь в сервисный центр. </text:span></text:p>
      <text:p text:style-name="P44"><text:span text:style-name="T60"/></text:p>
      <text:p text:style-name="P44"><text:span text:style-name="T60"/></text:p>
      <text:p text:style-name="P44"><text:span text:style-name="T92">ЕСЛИ</text:span><text:span text:style-name="T69"> Не удается загрузить ОС (появляется логотип Windows, но система не запускается):</text:span></text:p>
      <text:p text:style-name="P44"><text:span text:style-name="T10"><text:tab/>Вопрос </text:span><text:span text:style-name="T13">1</text:span><text:span text:style-name="T10">: </text:span><text:span text:style-name="T67">УДАЛЕНИЕ ПРОГРАММ</text:span></text:p>
      <text:p text:style-name="P44"><text:span text:style-name="T43">Последняя установленная вами программа попадает под подозрение в первую очередь, но удалить ее без работающей Windows будет непростой задачей. После того как исчезнут системные сообщения BIOS, нажмите клавишу «F8». В появившемся меню выберите «Загрузка в безопасном режиме», Как правило, данный способ позволяет загрузить ОС, единственный недостаток при этом — ограниченная  функциональность. Попытки удалить программу будут безуспешными, так как необходимая для этого служба Windows Installer в безопасном режиме, как правило, не работает. Откройте редактор реестра: используйте комбинацию «Win+R», введите «regedit» и нажмите клавишу «Enter». Найдите в реестре раздел HKEY_LOCAL_MACHINESYSTEMCurrent ControlSetControlSafe BootMinimal. Щелкните правой кнопкой мыши по значку папки рядом с «Minimal», затем выберите «Создать | Раздел». В качестве имени раздела введите «MSI-сервер». Кликните правой кнопкой мыши по строке «По умолчанию» и выберите «Изменить». В качестве значения введите слово «Сервис». После этого запустите оснастку «Управление», щелкнув правой кнопкой мыши по значку компьютера в меню «Пуск». Кликните дважды по пункту «Службы и приложения | Службы» и найдите «Установщик Windows». Затем щелкните по ней правой кнопкой мыши и выберите «Свойства». В качестве типа запуска здесь необходимо указать «Автоматически», после чего </text:span><text:soft-page-break/><text:span text:style-name="T43">щелкнуть по кнопке «Запустить». Теперь вы можете в безопасном режиме через Панель управления удалять любые программы.</text:span></text:p>
      <text:p text:style-name="P13"><text:span text:style-name="T28">1</text:span><text:span text:style-name="T24">) </text:span><text:span text:style-name="T28">Моя проблема исчезла</text:span><text:span text:style-name="T27">.</text:span></text:p>
      <text:p text:style-name="P13"><text:span text:style-name="T28">2</text:span><text:span text:style-name="T30">) </text:span><text:span text:style-name="T33">Э</text:span><text:span text:style-name="T25">то не решило проблему.</text:span></text:p>
      <text:p text:style-name="P13"><text:span text:style-name="T74"/></text:p>
      <text:p text:style-name="P45"><text:span text:style-name="T10"><text:tab/>Вопрос </text:span><text:span text:style-name="T14">2</text:span><text:span text:style-name="T10">: </text:span><text:span text:style-name="T67">ПРОВЕРКА ОБОРУДОВАНИЯ</text:span></text:p>
      <text:p text:style-name="P45"><text:span text:style-name="T43">Новое оборудование или его драйверы могут обуславливать невозможность запуска ПК. Отключите последнее установленное устройство и удалите его драйверы, при необходимости выполните это в безопасном режиме. Установите последнюю версию драйверов с официального сайта производителя и протестируйте устройство повторно.</text:span></text:p>
      <text:p text:style-name="P14"><text:span text:style-name="T28">1</text:span><text:span text:style-name="T24">) </text:span><text:span text:style-name="T28">Моя проблема исчезла</text:span><text:span text:style-name="T27">.</text:span></text:p>
      <text:p text:style-name="P14"><text:span text:style-name="T28">2</text:span><text:span text:style-name="T30">) </text:span><text:span text:style-name="T33">Э</text:span><text:span text:style-name="T25">то не решило проблему.</text:span></text:p>
      <text:p text:style-name="P14"><text:span text:style-name="T74"/></text:p>
      <text:p text:style-name="P45"><text:span text:style-name="T10"><text:tab/>Вопрос </text:span><text:span text:style-name="T14">3</text:span><text:span text:style-name="T10">: </text:span><text:span text:style-name="T67">ОТКАТ</text:span></text:p>
      <text:p text:style-name="P45"><text:span text:style-name="T43">Если проблема не решилась, снова загрузите компьютер в безопасном режиме. Откройте Панель управления и функцию восстановления операционной системы. Используя Помощник, выполните восстановление ОС до последнего работоспособного состояния. В данном случае удалятся программы и обновления, а все настройки будут восстановлены до соответствующего состояния. Помощник покажет, какие программы будут затронуты в процессе восстановления, при этом личные данные останутся неизменными. Эта мера помогает также при заражении программами-вымогателями, которые блокируют ПК, требуя за его разблокировку определенную плату. Если причиной неудачных попыток загрузки было вредоносное ПО, после восстановления полностью проверьте свою систему на вирусы.</text:span></text:p>
      <text:p text:style-name="P14"><text:span text:style-name="T28">1</text:span><text:span text:style-name="T24">) </text:span><text:span text:style-name="T28">Моя проблема исчезла</text:span><text:span text:style-name="T27">.</text:span></text:p>
      <text:p text:style-name="P14"><text:span text:style-name="T28">2</text:span><text:span text:style-name="T30">) </text:span><text:span text:style-name="T33">Э</text:span><text:span text:style-name="T25">то не решило проблему.</text:span></text:p>
      <text:p text:style-name="P14"><text:span text:style-name="T74"/></text:p>
      <text:p text:style-name="P45"><text:span text:style-name="T10"><text:tab/>Вопрос </text:span><text:span text:style-name="T14">4</text:span><text:span text:style-name="T10">: </text:span><text:span text:style-name="T67">ПРОВЕРКА ФАЙЛОВ СИСТЕМЫ</text:span></text:p>
      <text:p text:style-name="P45"><text:span text:style-name="T53">З</text:span><text:span text:style-name="T43">агрузитесь с аварийного диска восстановления Windows и откройте окно командной строки. Команда «chkdsk c: /f /r» позволит проверить и восстановить файловую систему. Если ваша система расположена не на диске С:, измените букву соответствующим образом.</text:span></text:p>
      <text:p text:style-name="P14"><text:span text:style-name="T28">1</text:span><text:span text:style-name="T24">) </text:span><text:span text:style-name="T28">Моя проблема исчезла</text:span><text:span text:style-name="T27">.</text:span></text:p>
      <text:p text:style-name="P14"><text:span text:style-name="T28">2</text:span><text:span text:style-name="T30">) </text:span><text:span text:style-name="T33">Э</text:span><text:span text:style-name="T25">то не решило проблему.</text:span></text:p>
      <text:p text:style-name="P14"><text:span text:style-name="T95"><text:tab/>Решение: </text:span><text:span text:style-name="T94">(</text:span><text:span text:style-name="T96">2</text:span><text:span text:style-name="T94">) </text:span><text:span text:style-name="T74">Попытайтесь воспользоваться имеющимся резервным образом ОС или полностью переустановить Windows. Мы рекомендуем регулярно выполнять резервное копирование системы и заранее позаботиться о замене вызывающего опасения диска. Если переустановка ОС не удалась, не остается ничего другого, кроме как приобрести новый HDD.</text:span></text:p>
      <text:p text:style-name="P15"><text:span text:style-name="T74"/></text:p>
      <text:p text:style-name="P15"><text:span text:style-name="T74"/></text:p>
      <text:p text:style-name="P15"><text:span text:style-name="T74"/></text:p>
      <text:p text:style-name="P15"><text:span text:style-name="T74"/></text:p>
      <text:p text:style-name="P15"><text:soft-page-break/><text:span text:style-name="T74"/></text:p>
      <text:p text:style-name="P15"><text:span text:style-name="T74"/></text:p>
      <text:p text:style-name="P15"><text:span text:style-name="T100">ЕСЛИ</text:span><text:span text:style-name="T80"> ПК работает со сбоями:</text:span></text:p>
      <text:p text:style-name="P46"><text:span text:style-name="T10"><text:tab/>Вопрос </text:span><text:span text:style-name="T15">1</text:span><text:span text:style-name="T10">: </text:span><text:span text:style-name="T67">ПРОБЛЕМА В ПО</text:span></text:p>
      <text:p text:style-name="P46"><text:span text:style-name="T43">Убедитесь, что на вашем компьютере установлены последние версии обновлений для системы и всех программ — это не только обеспечивает стабильность работы, но и повышает безопасность.</text:span></text:p>
      <text:p text:style-name="P15"><text:span text:style-name="T28">1</text:span><text:span text:style-name="T24">) </text:span><text:span text:style-name="T28">Моя проблема исчезла</text:span><text:span text:style-name="T27">.</text:span></text:p>
      <text:p text:style-name="P15"><text:span text:style-name="T28">2</text:span><text:span text:style-name="T30">) </text:span><text:span text:style-name="T33">Э</text:span><text:span text:style-name="T25">то не решило проблему.</text:span></text:p>
      <text:p text:style-name="P25"><text:span text:style-name="T74"/></text:p>
      <text:p text:style-name="P46"><text:span text:style-name="T10"><text:tab/>Вопрос </text:span><text:span text:style-name="T15">2</text:span><text:span text:style-name="T10">: </text:span><text:span text:style-name="T67">ПРОВЕРКА ПАМЯТИ</text:span></text:p>
      <text:p text:style-name="P46"><text:span text:style-name="T54">Воспользуйтесь </text:span><text:span text:style-name="T43">диагностическ</text:span><text:span text:style-name="T54">им</text:span><text:span text:style-name="T43"> ПО </text:span><text:span text:style-name="T54">для оперативной памяти</text:span><text:span text:style-name="T43">, которое можно применять для обнаружения дефектных модулей. </text:span><text:span text:style-name="T54">Р</text:span><text:span text:style-name="T43">екоменду</text:span><text:span text:style-name="T54">ю</text:span><text:span text:style-name="T43"> воспользоваться утилитой Memtest86 (www.memtest86.com). Сразу после загрузки Memtest86+ приступает к тестированию. Для проверки 8 Гбайт памяти DDR3-1333 </text:span><text:span text:style-name="T54">может </text:span><text:span text:style-name="T43">потребова</text:span><text:span text:style-name="T54">ться около</text:span><text:span text:style-name="T43"> 70 минут. Программа будет тестировать память «по кругу», пока вы не перезагрузите ПК. Ввиду того что несколько проходов увеличивают шансы на обнаружение ошибок, Memtest86+ должна отработать как минимум четыре часа или даже всю ночь. </text:span></text:p>
      <text:p text:style-name="P15"><text:span text:style-name="T28">1</text:span><text:span text:style-name="T24">) </text:span><text:span text:style-name="T34">Была найдена ошибка.</text:span></text:p>
      <text:p text:style-name="P15"><text:span text:style-name="T28">2</text:span><text:span text:style-name="T30">) </text:span><text:span text:style-name="T34">Программа не выявила никаких неполадок.</text:span></text:p>
      <text:p text:style-name="P25"><text:span text:style-name="T95"><text:tab/>Решение: </text:span><text:span text:style-name="T94">(</text:span><text:span text:style-name="T97">1</text:span><text:span text:style-name="T94">) </text:span><text:span text:style-name="T72">Причиной системных сбоев в процессе работы может быть неисправная оперативная память. Когда данные записываются в дефектные области памяти, а затем считываются с ошибками, происходят сбои в работе программ или даже всей <text:s/>операционной системы. </text:span><text:span text:style-name="T75">З</text:span><text:span text:style-name="T74">амените неисправный модуль </text:span><text:span text:style-name="T75">оперативной памяти.</text:span></text:p>
      <text:p text:style-name="P25"><text:span text:style-name="T75"/></text:p>
      <text:p text:style-name="P46"><text:span text:style-name="T10"><text:tab/>Вопрос </text:span><text:span text:style-name="T15">3</text:span><text:span text:style-name="T10">: </text:span><text:span text:style-name="T67">ПРОВЕРКА ЖЕСТКОГО ДИСКА</text:span></text:p>
      <text:p text:style-name="P46"><text:span text:style-name="T43">Протестируйте файловую систему своего винчестера</text:span><text:span text:style-name="T54">: з</text:span><text:span text:style-name="T43">агрузитесь с аварийного диска восстановления Windows и откройте окно командной строки. Команда «chkdsk c: /f /r» позволит проверить и восстановить файловую систему. Если ваша система расположена не на диске С:, измените букву соответствующим образом. </text:span><text:span text:style-name="T55">В</text:span><text:span text:style-name="T43"> случае необходимости прове</text:span><text:span text:style-name="T55">дите</text:span><text:span text:style-name="T43"> ее восстановление.</text:span></text:p>
      <text:p text:style-name="P15"><text:span text:style-name="T28">1</text:span><text:span text:style-name="T24">) </text:span><text:span text:style-name="T28">Моя проблема исчезла</text:span><text:span text:style-name="T27">.</text:span></text:p>
      <text:p text:style-name="P15"><text:span text:style-name="T28">2</text:span><text:span text:style-name="T30">) </text:span><text:span text:style-name="T33">Э</text:span><text:span text:style-name="T25">то не решило проблему.</text:span></text:p>
      <text:p text:style-name="P15"><text:span text:style-name="T25"/></text:p>
      <text:p text:style-name="P47"><text:span text:style-name="T10"><text:tab/>Вопрос </text:span><text:span text:style-name="T16">4</text:span><text:span text:style-name="T10">: </text:span><text:span text:style-name="T67">СИСТЕМА ОХЛАЖДЕНИЯ </text:span><text:span text:style-name="T63">(ч.1)</text:span></text:p>
      <text:p text:style-name="P47"><text:span text:style-name="T43">Системные сбои, которые случаются при высокой загрузке ПК, довольно часто могут указывать на недостаточную эффективность системы охлаждения отдельных компонентов ПК. Чтобы обнаружить источник проблем, используйте программу Prime95. После ее запуска выберите «Just Stress Test», затем опцию «In-Place Large FFTs».</text:span></text:p>
      <text:p text:style-name="P16"><text:span text:style-name="T28">1</text:span><text:span text:style-name="T24">) </text:span><text:span text:style-name="T35">Произошел сбой, ПК выключился. </text:span></text:p>
      <text:p text:style-name="P16"><text:span text:style-name="T28">2</text:span><text:span text:style-name="T30">) </text:span><text:span text:style-name="T24">Тут проблем не обнаружено.</text:span></text:p>
      <text:p text:style-name="P26"><text:span text:style-name="T95"><text:tab/></text:span></text:p>
      <text:p text:style-name="P26"><text:soft-page-break/><text:span text:style-name="T95"/></text:p>
      <text:p text:style-name="P26"><text:span text:style-name="T95"><text:tab/>Решение: </text:span><text:span text:style-name="T94">(</text:span><text:span text:style-name="T97">1</text:span><text:span text:style-name="T94">) </text:span><text:span text:style-name="T76">П</text:span><text:span text:style-name="T75">ричина, скорее всего, кроется в неисправности процессорного кулера. Откройте системный блок и удалите пыль с лопастей и радиаторных пластин с помощью пылесоса. Если это не помогло, необходимо заменить процессорный кулер.</text:span></text:p>
      <text:p text:style-name="P26"><text:span text:style-name="T75"/></text:p>
      <text:p text:style-name="P47"><text:span text:style-name="T10"><text:tab/>Вопрос </text:span><text:span text:style-name="T18">5</text:span><text:span text:style-name="T10">: </text:span><text:span text:style-name="T67">СИСТЕМА ОХЛАЖДЕНИЯ </text:span><text:span text:style-name="T63">(ч.2)</text:span></text:p>
      <text:p text:style-name="P47"><text:span text:style-name="T43">Если системные сбои регулярно происходят в процессе какой-либо игры, скачайте и инсталлируйте программу FurMark, которая тестирует графический процессор под максимальной нагрузкой. Установите в ней максимальное разрешение вашего монитора, после чего запустите стресс-тест щелчком по «Burn-in test».</text:span></text:p>
      <text:p text:style-name="P16"><text:span text:style-name="T28">1</text:span><text:span text:style-name="T24">) </text:span><text:span text:style-name="T35">Скорость вращения вентиляторов поднимается до 100%, а температура графического процессора ~ 90°C. </text:span></text:p>
      <text:p text:style-name="P16"><text:span text:style-name="T28">2</text:span><text:span text:style-name="T30">) </text:span><text:span text:style-name="T24">Тут проблем не обнаружено.</text:span></text:p>
      <text:p text:style-name="P26"><text:span text:style-name="T95"><text:tab/>Решение: </text:span><text:span text:style-name="T94">(</text:span><text:span text:style-name="T97">1</text:span><text:span text:style-name="T94">) </text:span><text:span text:style-name="T76">П</text:span><text:span text:style-name="T75">ричина, скорее всего, в недостаточно эффективной системе охлаждения видеокарты.</text:span></text:p>
      <text:p text:style-name="P27"><text:span text:style-name="T95"><text:tab/>Решение: </text:span><text:span text:style-name="T94">(</text:span><text:span text:style-name="T98">2</text:span><text:span text:style-name="T94">) </text:span><text:span text:style-name="T75">Если до настоящего момента никакие меры не принесли желаемого результата, то замена отдельных компонентов ПК будет стоить меньше времени и сил, нежели дальнейший поиск неисправностей. Но перед тем, как производить замену системной платы, процессора и памяти, попробуйте решить проблему путем выполнения <text:s/>полной переустановки ОС.</text:span></text:p>
      <text:p text:style-name="P27"><text:span text:style-name="T75"/></text:p>
      <text:p text:style-name="P27"><text:span text:style-name="T75"/></text:p>
      <text:p text:style-name="P27"><text:span text:style-name="T86">ЕСЛИ</text:span><text:span text:style-name="T34"> Не работают компоненты ПК: проблемы с изображением, звуком, портами и разъемами:</text:span></text:p>
      <text:p text:style-name="P48"><text:span text:style-name="T10"><text:tab/>Вопрос </text:span><text:span text:style-name="T17">1</text:span><text:span text:style-name="T10">: </text:span><text:span text:style-name="T65">КОМПОНЕНТЫ ПК</text:span></text:p>
      <text:p text:style-name="P3"><text:span text:style-name="T22">Выберите одно из следующих утверждений: </text:span></text:p>
      <text:p text:style-name="P3"><text:span text:style-name="T23">1) </text:span><text:span text:style-name="T36">Проблемы с изображением</text:span><text:span text:style-name="T23">.</text:span></text:p>
      <text:p text:style-name="P22"><text:span text:style-name="T23">2</text:span><text:span text:style-name="T22">) </text:span><text:span text:style-name="T36">Нет звука</text:span><text:span text:style-name="T22">.</text:span></text:p>
      <text:p text:style-name="P17"><text:span text:style-name="T27">3</text:span><text:span text:style-name="T22">) </text:span><text:span text:style-name="T36">Прочие проблемы</text:span><text:span text:style-name="T22">.</text:span></text:p>
      <text:p text:style-name="P18"><text:span text:style-name="T22"><text:tab/></text:span><text:span text:style-name="T95">Решение: </text:span><text:span text:style-name="T94">(</text:span><text:span text:style-name="T99">3</text:span><text:span text:style-name="T94">)</text:span><text:span text:style-name="T72"> </text:span><text:span text:style-name="T22">При первых неполадках любого типа используйте диспетчер устройств Windows, открыть который можно, нажав сочетание клавиш «Win+Pause» и выбрав «Диспетчер устройств». Если некорректно работающее устройство отмечено желтым восклицательным знаком, загрузите последнюю версию драйверов с сайта производителя. Если подключенное через USB, SATA или PCI/PCIe оборудование (например, USB-накопители, мышь, клавиатура) отказывается работать, проверьте их на других портах или разъемах. Ремонт или замену компонентов следует отдельно обдумывать в каждом конкретном случае.</text:span></text:p>
      <text:p text:style-name="P17"><text:span text:style-name="T22"><text:tab/></text:span></text:p>
      <text:p text:style-name="P17"><text:span text:style-name="T22"><text:tab/></text:span><text:span text:style-name="T101">Вопрос </text:span><text:span text:style-name="T102">2</text:span><text:span text:style-name="T101">: </text:span><text:span text:style-name="T78">ПРОБЛЕМЫ С ИЗОБРАЖЕНИЕМ</text:span></text:p>
      <text:p text:style-name="P48"><text:span text:style-name="T43">Если монитор отображает неправильные цвета, </text:span><text:span text:style-name="T56">то</text:span><text:span text:style-name="T43"> </text:span><text:span text:style-name="T56">п</text:span><text:span text:style-name="T43">роверьте надежность соединения и при необходимости затяните фиксирующие винты.</text:span></text:p>
      <text:p text:style-name="P17"><text:span text:style-name="T28">1</text:span><text:span text:style-name="T24">) </text:span><text:span text:style-name="T28">Моя проблема исчезла</text:span><text:span text:style-name="T27">.</text:span></text:p>
      <text:p text:style-name="P17"><text:soft-page-break/><text:span text:style-name="T28">2</text:span><text:span text:style-name="T30">) </text:span><text:span text:style-name="T36">Н</text:span><text:span text:style-name="T24">е </text:span><text:span text:style-name="T36">помогло</text:span><text:span text:style-name="T24">.</text:span></text:p>
      <text:p text:style-name="P28"><text:span text:style-name="T95"><text:tab/>Решение: </text:span><text:span text:style-name="T94">(</text:span><text:span text:style-name="T98">2</text:span><text:span text:style-name="T94">) </text:span><text:span text:style-name="T75">Если это не помогло, для поиска причины следует обратить внимание на видеоплату. Причиной случайных дефектов изображения могут быть проблемы с системой охлаждения или недостаточно мощный блок питания, поэтому протестируйте видеоплату: </text:span></text:p>
      <text:p text:style-name="P28"><text:span text:style-name="T75">скачайте и инсталлируйте программу FurMark, которая тестирует графический процессор под максимальной нагрузкой. Установите в ней максимальное разрешение вашего монитора, после чего запустите стресс-тест щелчком по «Burn-in test». Программа отображает среди прочего скорость вращения вентиляторов. Если она поднимается до 100%, а температура графического процессора, несмотря на это, удерживается выше критической отметки в 90°C и компьютер после этого зависает или завершает работу с ошибкой, то причина, скорее всего, в недостаточно эффективной системе охлаждения видеокарты.</text:span></text:p>
      <text:p text:style-name="P28"><text:span text:style-name="T75"/></text:p>
      <text:p text:style-name="P18"><text:span text:style-name="T101"><text:tab/>Вопрос </text:span><text:span text:style-name="T102">3</text:span><text:span text:style-name="T101">: </text:span><text:span text:style-name="T79">НЕТ ЗВУКА</text:span></text:p>
      <text:p text:style-name="P49"><text:span text:style-name="T57">У</text:span><text:span text:style-name="T43">стан</text:span><text:span text:style-name="T57">авливали</text:span><text:span text:style-name="T43"> </text:span><text:span text:style-name="T57">ли Вы </text:span><text:span text:style-name="T43">новую видеоплату или обновили драйверы своего графического чипа? </text:span></text:p>
      <text:p text:style-name="P18"><text:span text:style-name="T28">1</text:span><text:span text:style-name="T24">) </text:span><text:span text:style-name="T37">Да, было установлена </text:span><text:span text:style-name="T25">нов</text:span><text:span text:style-name="T37">ая</text:span><text:span text:style-name="T25"> видеоплат</text:span><text:span text:style-name="T37">а</text:span><text:span text:style-name="T25"> или обновл</text:span><text:span text:style-name="T37">ен</text:span><text:span text:style-name="T25"> драйвер. </text:span></text:p>
      <text:p text:style-name="P18"><text:span text:style-name="T28">2</text:span><text:span text:style-name="T30">) </text:span><text:span text:style-name="T36">Н</text:span><text:span text:style-name="T24">е</text:span><text:span text:style-name="T37">т.</text:span></text:p>
      <text:p text:style-name="P28"><text:span text:style-name="T95"><text:tab/>Решение: </text:span><text:span text:style-name="T94">(</text:span><text:span text:style-name="T99">1</text:span><text:span text:style-name="T94">) </text:span><text:span text:style-name="T75">Дело в том, что современные видеокарты способны через HDMI-выход выводить звук, и данное средство вывода, как правило, вытесняет прежнее звуковое устройство. Щелкните правой кнопкой мыши по значку динамика на Панели задач, затем выберите «Устройства воспроизведения». Здесь поочередно щелкайте правой кнопкой мыши по устройствам воспроизведения, выбирая их в качестве оборудования по умолчанию, пока вы не услышите звук. Если это не помогло, проверьте в BIOS в разделе «Onboard Devices», включено ли встроенное звуковое устройство.</text:span></text:p>
      <text:p text:style-name="P28"><text:span text:style-name="T95"><text:tab/>Решение: </text:span><text:span text:style-name="T94">(</text:span><text:span text:style-name="T99">2</text:span><text:span text:style-name="T94">) </text:span><text:span text:style-name="T75">Если в ПК пропал звук, </text:span><text:span text:style-name="T77">и его не удалось вернуть с помощью изменения настроек системы или переустановки звукового драйвера,</text:span><text:span text:style-name="T75"> вместо замены материнской платы можно просто установить новую звуковую карту. </text:span></text:p>
      <text:p text:style-name="P18"><text:span text:style-name="T1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20:54:20.409394629</meta:creation-date>
    <dc:date>2017-11-29T01:21:36.230352679</dc:date>
    <meta:editing-duration>PT10M27S</meta:editing-duration>
    <meta:editing-cycles>3</meta:editing-cycles>
    <meta:generator>LibreOffice/5.4.1.2$Linux_X86_64 LibreOffice_project/40m0$Build-2</meta:generator>
    <meta:document-statistic meta:table-count="0" meta:image-count="0" meta:object-count="0" meta:page-count="10" meta:paragraph-count="177" meta:word-count="2692" meta:character-count="19799" meta:non-whitespace-character-count="17177"/>
  </office:meta>
</office:document-meta>
</file>